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style:font-name="Times new roman" fo:font-size="12pt" fo:font-weight="normal" officeooo:rsid="00661507" officeooo:paragraph-rsid="00661507" style:font-weight-asian="normal" style:font-weight-complex="normal"/>
    </style:style>
    <style:style style:name="P2"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style:font-name="Times new roman" fo:font-size="16pt" fo:font-weight="bold" officeooo:rsid="00362195" officeooo:paragraph-rsid="00362195" style:font-weight-asian="bold" style:font-weight-complex="bold"/>
    </style:style>
    <style:style style:name="P3"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style:font-name="Times new roman" fo:font-size="16pt" fo:font-weight="bold" officeooo:rsid="003dd0be" officeooo:paragraph-rsid="003dd0be" style:font-weight-asian="bold" style:font-weight-complex="bold"/>
    </style:style>
    <style:style style:name="P4"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style:font-name="Times new roman" fo:font-size="16pt" fo:font-weight="bold" officeooo:rsid="003dd0be" officeooo:paragraph-rsid="0076f510" style:font-weight-asian="bold" style:font-weight-complex="bold"/>
    </style:style>
    <style:style style:name="P5"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style:font-name="Times new roman" fo:font-size="16pt" fo:font-weight="bold" officeooo:rsid="003dd0be" officeooo:paragraph-rsid="00549662" style:font-weight-asian="bold" style:font-weight-complex="bold"/>
    </style:style>
    <style:style style:name="P6"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style:font-name="Times new roman" fo:font-size="16pt" fo:font-weight="bold" officeooo:rsid="003dd0be" officeooo:paragraph-rsid="005ef41b" style:font-weight-asian="bold" style:font-weight-complex="bold"/>
    </style:style>
    <style:style style:name="P7"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style:font-name="Times new roman" fo:font-size="16pt" fo:font-weight="bold" officeooo:rsid="003dd0be" officeooo:paragraph-rsid="0080d34d" style:font-weight-asian="bold" style:font-weight-complex="bold"/>
    </style:style>
    <style:style style:name="P8"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style:font-name="Times new roman" fo:font-size="16pt" fo:font-weight="bold" officeooo:rsid="005ef41b" officeooo:paragraph-rsid="005ef41b" style:font-weight-asian="bold" style:font-weight-complex="bold"/>
    </style:style>
    <style:style style:name="P9"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bold" officeooo:rsid="003dd0be" officeooo:paragraph-rsid="003dd0be" style:font-weight-asian="bold" style:font-weight-complex="bold"/>
    </style:style>
    <style:style style:name="P10"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362195" officeooo:paragraph-rsid="00362195" style:font-weight-asian="normal" style:font-weight-complex="normal"/>
    </style:style>
    <style:style style:name="P11"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3dd0be" officeooo:paragraph-rsid="003dd0be" style:font-weight-asian="normal" style:font-weight-complex="normal"/>
    </style:style>
    <style:style style:name="P12"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3dd0be" officeooo:paragraph-rsid="0076f510" style:font-weight-asian="normal" style:font-weight-complex="normal"/>
    </style:style>
    <style:style style:name="P13"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678c17" officeooo:paragraph-rsid="00678c17" style:font-weight-asian="normal" style:font-weight-complex="normal"/>
    </style:style>
    <style:style style:name="P14"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b4a05f" officeooo:paragraph-rsid="00b4a05f" style:font-size-asian="16pt" style:font-weight-asian="normal" style:font-size-complex="16pt" style:font-weight-complex="normal"/>
    </style:style>
    <style:style style:name="P15"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a9d82f" officeooo:paragraph-rsid="00a9d82f" style:font-size-asian="16pt" style:font-style-asian="normal" style:font-weight-asian="normal" style:font-size-complex="16pt" style:font-style-complex="normal" style:font-weight-complex="normal"/>
    </style:style>
    <style:style style:name="P16"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bf1851" officeooo:paragraph-rsid="00bf1851" style:font-size-asian="16pt" style:font-style-asian="normal" style:font-weight-asian="normal" style:font-size-complex="16pt" style:font-style-complex="normal" style:font-weight-complex="normal"/>
    </style:style>
    <style:style style:name="P17"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italic" fo:font-weight="normal" officeooo:rsid="00a62fe5" officeooo:paragraph-rsid="00a62fe5" style:font-size-asian="16pt" style:font-style-asian="italic" style:font-weight-asian="normal" style:font-size-complex="16pt" style:font-style-complex="italic" style:font-weight-complex="normal"/>
    </style:style>
    <style:style style:name="P18"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italic" fo:font-weight="normal" officeooo:rsid="009ef6a3" officeooo:paragraph-rsid="009ef6a3" style:font-size-asian="16pt" style:font-style-asian="italic" style:font-weight-asian="normal" style:font-size-complex="16pt" style:font-style-complex="italic" style:font-weight-complex="normal"/>
    </style:style>
    <style:style style:name="P19"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italic" fo:font-weight="normal" officeooo:rsid="00a7fba3" officeooo:paragraph-rsid="00a7fba3" style:font-size-asian="16pt" style:font-style-asian="italic" style:font-weight-asian="normal" style:font-size-complex="16pt" style:font-style-complex="italic" style:font-weight-complex="normal"/>
    </style:style>
    <style:style style:name="P20"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italic" fo:font-weight="normal" officeooo:rsid="00a9f1c3" officeooo:paragraph-rsid="00a9f1c3" style:font-size-asian="16pt" style:font-style-asian="italic" style:font-weight-asian="normal" style:font-size-complex="16pt" style:font-style-complex="italic" style:font-weight-complex="normal"/>
    </style:style>
    <style:style style:name="P21"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3dd0be" officeooo:paragraph-rsid="0080d34d" style:font-weight-asian="bold" style:font-weight-complex="bold"/>
    </style:style>
    <style:style style:name="P22"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3dd0be" officeooo:paragraph-rsid="003dd0be" style:font-weight-asian="bold" style:font-weight-complex="bold"/>
    </style:style>
    <style:style style:name="P23"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517734" officeooo:paragraph-rsid="003dd0be" style:font-weight-asian="bold" style:font-weight-complex="bold"/>
    </style:style>
    <style:style style:name="P24"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53f402" officeooo:paragraph-rsid="003dd0be" style:font-weight-asian="bold" style:font-weight-complex="bold"/>
    </style:style>
    <style:style style:name="P25"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549662" officeooo:paragraph-rsid="0080d34d" style:font-weight-asian="bold" style:font-weight-complex="bold"/>
    </style:style>
    <style:style style:name="P26"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56248d" officeooo:paragraph-rsid="0080d34d" style:font-weight-asian="bold" style:font-weight-complex="bold"/>
    </style:style>
    <style:style style:name="P27"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56248d" officeooo:paragraph-rsid="003dd0be" style:font-weight-asian="bold" style:font-weight-complex="bold"/>
    </style:style>
    <style:style style:name="P28"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5ef41b" officeooo:paragraph-rsid="0080d34d" style:font-weight-asian="bold" style:font-weight-complex="bold"/>
    </style:style>
    <style:style style:name="P29"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5ef41b" officeooo:paragraph-rsid="005ef41b" style:font-weight-asian="bold" style:font-weight-complex="bold"/>
    </style:style>
    <style:style style:name="P30"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5833ad" officeooo:paragraph-rsid="003dd0be" style:font-weight-asian="bold" style:font-weight-complex="bold"/>
    </style:style>
    <style:style style:name="P31"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4a3692" officeooo:paragraph-rsid="00549662" style:font-weight-asian="bold" style:font-weight-complex="bold"/>
    </style:style>
    <style:style style:name="P32"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6aafc6" officeooo:paragraph-rsid="005ef41b" style:font-weight-asian="bold" style:font-weight-complex="bold"/>
    </style:style>
    <style:style style:name="P33"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5a97d3" officeooo:paragraph-rsid="005ef41b" style:font-weight-asian="bold" style:font-weight-complex="bold"/>
    </style:style>
    <style:style style:name="P34"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5a97d3" officeooo:paragraph-rsid="0090d344" style:font-weight-asian="bold" style:font-weight-complex="bold"/>
    </style:style>
    <style:style style:name="P35"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501741" officeooo:paragraph-rsid="0080d34d" style:font-size-asian="18pt" style:font-weight-asian="bold" style:font-size-complex="18pt" style:font-weight-complex="bold"/>
    </style:style>
    <style:style style:name="P36"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4a3692" officeooo:paragraph-rsid="0080d34d" style:font-size-asian="18pt" style:font-weight-asian="bold" style:font-size-complex="18pt" style:font-weight-complex="bold"/>
    </style:style>
    <style:style style:name="P37" style:family="paragraph" style:parent-style-name="Text_20_body">
      <style:paragraph-properties fo:margin-top="0cm" fo:margin-bottom="0cm" loext:contextual-spacing="false" fo:line-height="100%" fo:text-align="justify" style:justify-single-word="false" fo:orphans="2" fo:widows="2" fo:padding="0cm" fo:border="none" style:writing-mode="lr-tb"/>
      <style:text-properties fo:font-style="italic" officeooo:rsid="00a0bece" officeooo:paragraph-rsid="00a0bece" style:font-style-asian="italic" style:font-style-complex="italic"/>
    </style:style>
    <style:style style:name="P38" style:family="paragraph" style:parent-style-name="Heading_20_2">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6pt" fo:letter-spacing="normal" fo:font-style="normal" fo:font-weight="bold" officeooo:rsid="004fe362" officeooo:paragraph-rsid="0080d34d" style:font-weight-asian="bold" style:font-weight-complex="bold"/>
    </style:style>
    <style:style style:name="P3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officeooo:rsid="002242bd" officeooo:paragraph-rsid="002242bd" style:font-weight-asian="normal" style:font-weight-complex="normal"/>
    </style:style>
    <style:style style:name="P4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officeooo:rsid="002242bd" officeooo:paragraph-rsid="00291bac" style:font-weight-asian="normal" style:font-weight-complex="normal"/>
    </style:style>
    <style:style style:name="P4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officeooo:rsid="00289073" officeooo:paragraph-rsid="00291bac" style:font-weight-asian="normal" style:font-weight-complex="normal"/>
    </style:style>
    <style:style style:name="P4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officeooo:rsid="0032f94f" officeooo:paragraph-rsid="0032f94f" style:font-weight-asian="normal" style:font-weight-complex="normal"/>
    </style:style>
    <style:style style:name="P4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normal" fo:font-weight="normal" officeooo:rsid="00912b20" officeooo:paragraph-rsid="00912b20" style:font-weight-asian="normal" style:font-weight-complex="normal"/>
    </style:style>
    <style:style style:name="P4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italic" fo:font-weight="normal" officeooo:rsid="00289073" officeooo:paragraph-rsid="00291bac" style:font-style-asian="italic" style:font-weight-asian="normal" style:font-style-complex="italic" style:font-weight-complex="normal"/>
    </style:style>
    <style:style style:name="P4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Times new roman" fo:font-size="12pt" fo:letter-spacing="normal" fo:font-style="italic" fo:font-weight="normal" officeooo:rsid="0032cd00" officeooo:paragraph-rsid="0032cd00" style:font-style-asian="italic" style:font-weight-asian="normal" style:font-style-complex="italic" style:font-weight-complex="normal"/>
    </style:style>
    <style:style style:name="P4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fo:font-variant="normal" fo:text-transform="none" fo:color="#000000" style:font-name="Times new roman" fo:font-size="16pt" fo:letter-spacing="normal" fo:font-style="normal" fo:font-weight="bold" officeooo:rsid="002242bd" officeooo:paragraph-rsid="00291bac" style:font-weight-asian="bold" style:font-weight-complex="bold"/>
    </style:style>
    <style:style style:name="P4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Times new roman" fo:font-weight="bold" officeooo:rsid="00257fe1" officeooo:paragraph-rsid="00257fe1" style:font-weight-asian="bold" style:font-weight-complex="bold"/>
    </style:style>
    <style:style style:name="P4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Times new roman" fo:font-weight="bold" officeooo:rsid="002242bd" officeooo:paragraph-rsid="002242bd" style:font-weight-asian="bold" style:font-weight-complex="bold"/>
    </style:style>
    <style:style style:name="P4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Times new roman" fo:font-weight="normal" officeooo:rsid="002242bd" officeooo:paragraph-rsid="002242bd" style:font-weight-asian="normal" style:font-weight-complex="normal"/>
    </style:style>
    <style:style style:name="P5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Times new roman" fo:font-weight="normal" officeooo:rsid="0032f94f" officeooo:paragraph-rsid="0032f94f" style:font-weight-asian="normal" style:font-weight-complex="normal"/>
    </style:style>
    <style:style style:name="P5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Times new roman" fo:font-weight="normal" officeooo:rsid="002a71df" officeooo:paragraph-rsid="002a71df" style:font-weight-asian="normal" style:font-weight-complex="normal"/>
    </style:style>
    <style:style style:name="P5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Times new roman" fo:font-weight="normal" officeooo:rsid="0073c1fc" officeooo:paragraph-rsid="0073c1fc" style:font-weight-asian="normal" style:font-weight-complex="normal"/>
    </style:style>
    <style:style style:name="P5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Times new roman" fo:font-weight="normal" officeooo:rsid="0076ced6" officeooo:paragraph-rsid="0076ced6" style:font-weight-asian="normal" style:font-weight-complex="normal"/>
    </style:style>
    <style:style style:name="P5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Times new roman" fo:font-size="16pt" fo:font-weight="bold" officeooo:rsid="002aaa1b" officeooo:paragraph-rsid="002aaa1b" style:font-weight-asian="bold" style:font-weight-complex="bold"/>
    </style:style>
    <style:style style:name="P5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text-properties style:font-name="Times new roman" fo:font-size="16pt" fo:font-weight="bold" officeooo:rsid="002242bd" officeooo:paragraph-rsid="00291bac" style:font-weight-asian="bold" style:font-weight-complex="bold"/>
    </style:style>
    <style:style style:name="P5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3dd0be" officeooo:paragraph-rsid="005ef41b" style:font-size-asian="16pt" style:font-weight-asian="bold" style:font-size-complex="16pt" style:font-weight-complex="bold"/>
    </style:style>
    <style:style style:name="P5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5a97d3" officeooo:paragraph-rsid="005ef41b" style:font-size-asian="16pt" style:font-weight-asian="bold" style:font-size-complex="16pt" style:font-weight-complex="bold"/>
    </style:style>
    <style:style style:name="P5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2242bd" officeooo:paragraph-rsid="0081effe" style:font-size-asian="16pt" style:font-weight-asian="bold" style:font-size-complex="16pt" style:font-weight-complex="bold"/>
    </style:style>
    <style:style style:name="P5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2242bd" officeooo:paragraph-rsid="0094e92a" style:font-size-asian="16pt" style:font-weight-asian="bold" style:font-size-complex="16pt" style:font-weight-complex="bold"/>
    </style:style>
    <style:style style:name="P6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2242bd" officeooo:paragraph-rsid="00963087" style:font-size-asian="16pt" style:font-weight-asian="bold" style:font-size-complex="16pt" style:font-weight-complex="bold"/>
    </style:style>
    <style:style style:name="P61" style:family="paragraph" style:parent-style-name="Text_20_body">
      <style:paragraph-properties fo:margin-left="0cm" fo:margin-right="0cm" fo:margin-top="0cm" fo:margin-bottom="0cm" loext:contextual-spacing="false" fo:line-height="100%" fo:text-align="start"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2242bd" officeooo:paragraph-rsid="0081effe" style:font-size-asian="16pt" style:font-weight-asian="bold" style:font-size-complex="16pt" style:font-weight-complex="bold"/>
    </style:style>
    <style:style style:name="P6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947451" officeooo:paragraph-rsid="00947451" style:font-size-asian="16pt" style:font-weight-asian="bold" style:font-size-complex="16pt" style:font-weight-complex="bold"/>
    </style:style>
    <style:style style:name="P6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94e92a" officeooo:paragraph-rsid="0094e92a" style:font-size-asian="16pt" style:font-weight-asian="bold" style:font-size-complex="16pt" style:font-weight-complex="bold"/>
    </style:style>
    <style:style style:name="P6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971bea" officeooo:paragraph-rsid="00971bea" style:font-size-asian="16pt" style:font-weight-asian="bold" style:font-size-complex="16pt" style:font-weight-complex="bold"/>
    </style:style>
    <style:style style:name="P6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2242bd" officeooo:paragraph-rsid="0079ef5e" style:font-weight-asian="bold" style:font-weight-complex="bold"/>
    </style:style>
    <style:style style:name="P6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2242bd" officeooo:paragraph-rsid="0081effe" style:font-weight-asian="bold" style:font-weight-complex="bold"/>
    </style:style>
    <style:style style:name="P6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2242bd" officeooo:paragraph-rsid="00842519" style:font-weight-asian="bold" style:font-weight-complex="bold"/>
    </style:style>
    <style:style style:name="P6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61c954" officeooo:paragraph-rsid="0080d34d" style:font-weight-asian="bold" style:font-weight-complex="bold"/>
    </style:style>
    <style:style style:name="P6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6pt" fo:letter-spacing="normal" fo:font-style="normal" fo:font-weight="bold" officeooo:rsid="005a97d3" officeooo:paragraph-rsid="0090d344" style:font-weight-asian="bold" style:font-weight-complex="bold"/>
    </style:style>
    <style:style style:name="P7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2pt" fo:letter-spacing="normal" fo:font-style="normal" fo:font-weight="bold" officeooo:rsid="002242bd" officeooo:paragraph-rsid="0079ef5e" style:font-weight-asian="bold" style:font-weight-complex="bold"/>
    </style:style>
    <style:style style:name="P7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2pt" fo:letter-spacing="normal" fo:font-style="normal" fo:font-weight="normal" officeooo:rsid="0079ef5e" officeooo:paragraph-rsid="0079ef5e" style:font-weight-asian="normal" style:font-weight-complex="normal"/>
    </style:style>
    <style:style style:name="P7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2pt" fo:letter-spacing="normal" fo:font-style="normal" fo:font-weight="normal" officeooo:rsid="008507d7" officeooo:paragraph-rsid="008507d7" style:font-weight-asian="normal" style:font-weight-complex="normal"/>
    </style:style>
    <style:style style:name="P73"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2pt" fo:letter-spacing="normal" fo:font-style="normal" fo:font-weight="normal" officeooo:rsid="008507d7" officeooo:paragraph-rsid="008b3b05" style:font-weight-asian="normal" style:font-weight-complex="normal"/>
    </style:style>
    <style:style style:name="P74"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2pt" fo:letter-spacing="normal" fo:font-style="normal" fo:font-weight="normal" officeooo:rsid="002242bd" officeooo:paragraph-rsid="0098638b" style:font-size-asian="16pt" style:font-weight-asian="normal" style:font-size-complex="16pt" style:font-weight-complex="normal"/>
    </style:style>
    <style:style style:name="P75"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2pt" fo:letter-spacing="normal" fo:font-style="normal" fo:font-weight="normal" officeooo:rsid="002242bd" officeooo:paragraph-rsid="0099f9bb" style:font-size-asian="16pt" style:font-weight-asian="normal" style:font-size-complex="16pt" style:font-weight-complex="normal"/>
    </style:style>
    <style:style style:name="P76"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2pt" fo:letter-spacing="normal" fo:font-style="normal" fo:font-weight="normal" officeooo:rsid="009d3d16" officeooo:paragraph-rsid="009d3d16" style:font-size-asian="16pt" style:font-weight-asian="normal" style:font-size-complex="16pt" style:font-weight-complex="normal"/>
    </style:style>
    <style:style style:name="P77"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2pt" fo:letter-spacing="normal" fo:font-style="normal" fo:font-weight="normal" officeooo:rsid="00b7b6d1" officeooo:paragraph-rsid="00b7b6d1" style:font-size-asian="16pt" style:font-weight-asian="normal" style:font-size-complex="16pt" style:font-weight-complex="normal"/>
    </style:style>
    <style:style style:name="P78"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2pt" fo:letter-spacing="normal" fo:font-style="normal" fo:font-weight="normal" officeooo:rsid="0098638b" officeooo:paragraph-rsid="0098638b" style:font-size-asian="16pt" style:font-weight-asian="normal" style:font-size-complex="16pt" style:font-weight-complex="normal"/>
    </style:style>
    <style:style style:name="P79"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fo:font-variant="normal" fo:text-transform="none" fo:color="#000000" style:font-name="Times new roman" fo:font-size="12pt" fo:letter-spacing="normal" fo:font-style="normal" fo:font-weight="normal" officeooo:rsid="0098638b" officeooo:paragraph-rsid="0099f9bb" style:font-size-asian="16pt" style:font-weight-asian="normal" style:font-size-complex="16pt" style:font-weight-complex="normal"/>
    </style:style>
    <style:style style:name="P80"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padding="0cm" fo:border="none" style:writing-mode="lr-tb"/>
      <style:text-properties style:font-name="Times new roman" fo:font-size="16pt" fo:font-weight="bold" officeooo:rsid="002242bd" officeooo:paragraph-rsid="0080d34d" style:font-weight-asian="bold" style:font-weight-complex="bold"/>
    </style:style>
    <style:style style:name="P81"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break-before="page" fo:padding="0cm" fo:border="none" style:writing-mode="lr-tb"/>
      <style:text-properties fo:font-variant="normal" fo:text-transform="none" fo:color="#000000" style:font-name="Times new roman" fo:font-size="16pt" fo:letter-spacing="normal" fo:font-style="normal" fo:font-weight="bold" officeooo:rsid="002242bd" officeooo:paragraph-rsid="0081effe" style:font-size-asian="16pt" style:font-weight-asian="bold" style:font-size-complex="16pt" style:font-weight-complex="bold"/>
    </style:style>
    <style:style style:name="P82" style:family="paragraph" style:parent-style-name="Text_20_body">
      <style:paragraph-properties fo:margin-left="0cm" fo:margin-right="0cm" fo:margin-top="0cm" fo:margin-bottom="0cm" loext:contextual-spacing="false" fo:line-height="100%" fo:text-align="justify" style:justify-single-word="false" fo:orphans="2" fo:widows="2" fo:text-indent="0cm" style:auto-text-indent="false" fo:break-before="page" fo:padding="0cm" fo:border="none" style:writing-mode="lr-tb"/>
      <style:text-properties fo:font-variant="normal" fo:text-transform="none" fo:color="#000000" style:font-name="Times new roman" fo:font-size="16pt" fo:letter-spacing="normal" fo:font-style="normal" fo:font-weight="bold" officeooo:rsid="0038e236" officeooo:paragraph-rsid="0038e236" style:font-weight-asian="bold" style:font-weight-complex="bold"/>
    </style:style>
    <style:style style:name="P83" style:family="paragraph" style:parent-style-name="Standard">
      <style:paragraph-properties fo:text-align="justify" style:justify-single-word="false"/>
      <style:text-properties officeooo:rsid="0077a381" officeooo:paragraph-rsid="00c4daf6"/>
    </style:style>
    <style:style style:name="P84" style:family="paragraph" style:parent-style-name="Text_20_body" style:list-style-name="L1">
      <style:paragraph-properties fo:margin-top="0cm" fo:margin-bottom="0cm" loext:contextual-spacing="false" fo:line-height="100%" fo:text-align="justify" style:justify-single-word="false" fo:orphans="2" fo:widows="2" fo:padding="0cm" fo:border="none"/>
      <style:text-properties style:font-name="Times new roman" fo:font-weight="normal" officeooo:rsid="0032f94f" officeooo:paragraph-rsid="0032f94f" style:font-weight-asian="normal" style:font-weight-complex="normal"/>
    </style:style>
    <style:style style:name="P85" style:family="paragraph" style:parent-style-name="Text_20_body" style:list-style-name="L1">
      <style:paragraph-properties fo:margin-top="0cm" fo:margin-bottom="0cm" loext:contextual-spacing="false" fo:line-height="100%" fo:text-align="justify" style:justify-single-word="false" fo:orphans="2" fo:widows="2" fo:padding="0cm" fo:border="none"/>
      <style:text-properties style:font-name="Times new roman" fo:font-weight="normal" officeooo:rsid="00362195" officeooo:paragraph-rsid="00362195" style:font-weight-asian="normal" style:font-weight-complex="normal"/>
    </style:style>
    <style:style style:name="P86" style:family="paragraph" style:parent-style-name="Text_20_body" style:list-style-name="L1">
      <style:paragraph-properties fo:margin-top="0cm" fo:margin-bottom="0cm" loext:contextual-spacing="false" fo:line-height="100%" fo:text-align="justify" style:justify-single-word="false" fo:orphans="2" fo:widows="2" fo:padding="0cm" fo:border="none"/>
      <style:text-properties style:font-name="Times new roman" fo:font-weight="normal" officeooo:rsid="00368725" officeooo:paragraph-rsid="00368725" style:font-weight-asian="normal" style:font-weight-complex="normal"/>
    </style:style>
    <style:style style:name="P87" style:family="paragraph" style:parent-style-name="Text_20_body" style:list-style-name="L1">
      <style:paragraph-properties fo:margin-top="0cm" fo:margin-bottom="0cm" loext:contextual-spacing="false" fo:line-height="100%" fo:text-align="justify" style:justify-single-word="false" fo:orphans="2" fo:widows="2" fo:padding="0cm" fo:border="none"/>
      <style:text-properties style:font-name="Times new roman" fo:font-weight="normal" officeooo:rsid="00370c35" officeooo:paragraph-rsid="00370c35" style:font-weight-asian="normal" style:font-weight-complex="normal"/>
    </style:style>
    <style:style style:name="P88" style:family="paragraph" style:parent-style-name="Text_20_body" style:list-style-name="L1">
      <style:paragraph-properties fo:margin-top="0cm" fo:margin-bottom="0cm" loext:contextual-spacing="false" fo:line-height="100%" fo:text-align="justify" style:justify-single-word="false" fo:orphans="2" fo:widows="2" fo:padding="0cm" fo:border="none"/>
      <style:text-properties style:font-name="Times new roman" fo:font-weight="normal" officeooo:rsid="00440136" officeooo:paragraph-rsid="00440136" style:font-weight-asian="normal" style:font-weight-complex="normal"/>
    </style:style>
    <style:style style:name="P89" style:family="paragraph" style:parent-style-name="Text_20_body" style:list-style-name="L1">
      <style:paragraph-properties fo:margin-top="0cm" fo:margin-bottom="0cm" loext:contextual-spacing="false" fo:line-height="100%" fo:text-align="justify" style:justify-single-word="false" fo:orphans="2" fo:widows="2" fo:padding="0cm" fo:border="none"/>
      <style:text-properties style:font-name="Times new roman" fo:font-weight="normal" officeooo:rsid="004a5523" officeooo:paragraph-rsid="004a5523" style:font-weight-asian="normal" style:font-weight-complex="normal"/>
    </style:style>
    <style:style style:name="P90" style:family="paragraph" style:parent-style-name="Text_20_body" style:list-style-name="L1">
      <style:paragraph-properties fo:margin-top="0cm" fo:margin-bottom="0cm" loext:contextual-spacing="false" fo:line-height="100%" fo:text-align="justify" style:justify-single-word="false" fo:orphans="2" fo:widows="2" fo:padding="0cm" fo:border="none"/>
      <style:text-properties style:font-name="Times new roman" fo:font-weight="normal" officeooo:rsid="0052c0a9" officeooo:paragraph-rsid="0052c0a9" style:font-weight-asian="normal" style:font-weight-complex="normal"/>
    </style:style>
    <style:style style:name="P91" style:family="paragraph" style:parent-style-name="Text_20_body" style:list-style-name="L1">
      <style:paragraph-properties fo:margin-top="0cm" fo:margin-bottom="0cm" loext:contextual-spacing="false" fo:line-height="100%" fo:text-align="justify" style:justify-single-word="false" fo:orphans="2" fo:widows="2" fo:padding="0cm" fo:border="none"/>
      <style:text-properties style:font-name="Times new roman" fo:font-weight="normal" officeooo:rsid="00678c17" officeooo:paragraph-rsid="00678c17" style:font-weight-asian="normal" style:font-weight-complex="normal"/>
    </style:style>
    <style:style style:name="P92" style:family="paragraph" style:parent-style-name="Text_20_body" style:list-style-name="L2">
      <style:paragraph-properties fo:margin-top="0cm" fo:margin-bottom="0cm" loext:contextual-spacing="false" fo:line-height="100%" fo:text-align="justify" style:justify-single-word="false" fo:orphans="2" fo:widows="2" fo:padding="0cm" fo:border="none"/>
      <style:text-properties style:font-name="Times new roman" fo:font-weight="normal" officeooo:rsid="002a71df" officeooo:paragraph-rsid="002a71df" style:font-weight-asian="normal" style:font-weight-complex="normal"/>
    </style:style>
    <style:style style:name="P93" style:family="paragraph" style:parent-style-name="Text_20_body" style:list-style-name="L2">
      <style:paragraph-properties fo:margin-top="0cm" fo:margin-bottom="0cm" loext:contextual-spacing="false" fo:line-height="100%" fo:text-align="justify" style:justify-single-word="false" fo:orphans="2" fo:widows="2" fo:padding="0cm" fo:border="none"/>
      <style:text-properties style:font-name="Times new roman" fo:font-weight="normal" officeooo:rsid="002a71df" officeooo:paragraph-rsid="002e5e78" style:font-weight-asian="normal" style:font-weight-complex="normal"/>
    </style:style>
    <style:style style:name="P94" style:family="paragraph" style:parent-style-name="Text_20_body" style:list-style-name="L2">
      <style:paragraph-properties fo:margin-top="0cm" fo:margin-bottom="0cm" loext:contextual-spacing="false" fo:line-height="100%" fo:text-align="justify" style:justify-single-word="false" fo:orphans="2" fo:widows="2" fo:padding="0cm" fo:border="none"/>
      <style:text-properties style:font-name="Times new roman" fo:font-weight="normal" officeooo:rsid="002e5e78" officeooo:paragraph-rsid="003c36c5" style:font-weight-asian="normal" style:font-weight-complex="normal"/>
    </style:style>
    <style:style style:name="P95" style:family="paragraph" style:parent-style-name="Text_20_body" style:list-style-name="L3">
      <style:paragraph-properties fo:margin-top="0cm" fo:margin-bottom="0cm" loext:contextual-spacing="false" fo:line-height="100%" fo:text-align="justify" style:justify-single-word="false" fo:orphans="2" fo:widows="2" fo:padding="0cm" fo:border="none"/>
      <style:text-properties style:font-name="Times new roman" fo:font-weight="normal" officeooo:rsid="00289073" officeooo:paragraph-rsid="00291bac" style:font-weight-asian="normal" style:font-weight-complex="normal"/>
    </style:style>
    <style:style style:name="P96" style:family="paragraph" style:parent-style-name="Text_20_body" style:list-style-name="L2">
      <style:paragraph-properties fo:margin-top="0cm" fo:margin-bottom="0cm" loext:contextual-spacing="false" fo:line-height="100%" fo:text-align="justify" style:justify-single-word="false" fo:orphans="2" fo:widows="2" fo:padding="0cm" fo:border="none"/>
      <style:text-properties style:font-name="Times new roman" fo:font-weight="bold" officeooo:rsid="002e5e78" officeooo:paragraph-rsid="002e5e78" style:font-weight-asian="bold" style:font-weight-complex="bold"/>
    </style:style>
    <style:style style:name="P97" style:family="paragraph" style:parent-style-name="Text_20_body" style:list-style-name="L2">
      <style:paragraph-properties fo:margin-top="0cm" fo:margin-bottom="0cm" loext:contextual-spacing="false" fo:line-height="100%" fo:text-align="justify" style:justify-single-word="false" fo:orphans="2" fo:widows="2" fo:padding="0cm" fo:border="none"/>
      <style:text-properties style:font-name="Times new roman" fo:font-weight="bold" officeooo:rsid="002aaa1b" officeooo:paragraph-rsid="002aaa1b" style:font-weight-asian="bold" style:font-weight-complex="bold"/>
    </style:style>
    <style:style style:name="P98" style:family="paragraph" style:parent-style-name="Text_20_body" style:list-style-name="L5">
      <style:paragraph-properties fo:margin-top="0cm" fo:margin-bottom="0cm" loext:contextual-spacing="false" fo:line-height="100%" fo:text-align="justify" style:justify-single-word="false" fo:orphans="2" fo:widows="2" fo:padding="0cm" fo:border="none"/>
      <style:text-properties style:font-name="Times new roman" fo:font-size="12pt" fo:font-weight="normal" officeooo:rsid="0032f94f" officeooo:paragraph-rsid="0032f94f" style:font-weight-asian="normal" style:font-weight-complex="normal"/>
    </style:style>
    <style:style style:name="P99" style:family="paragraph" style:parent-style-name="Text_20_body" style:list-style-name="L5">
      <style:paragraph-properties fo:margin-top="0cm" fo:margin-bottom="0cm" loext:contextual-spacing="false" fo:line-height="100%" fo:text-align="justify" style:justify-single-word="false" fo:orphans="2" fo:widows="2" fo:padding="0cm" fo:border="none"/>
      <style:text-properties style:font-name="Times new roman" fo:font-size="12pt" fo:font-weight="bold" officeooo:rsid="0032f94f" officeooo:paragraph-rsid="0032f94f" style:font-weight-asian="bold" style:font-weight-complex="bold"/>
    </style:style>
    <style:style style:name="P100" style:family="paragraph" style:parent-style-name="Text_20_body" style:list-style-name="L2">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2a71df" officeooo:paragraph-rsid="002a71df" style:font-weight-asian="normal" style:font-weight-complex="normal"/>
    </style:style>
    <style:style style:name="P101" style:family="paragraph" style:parent-style-name="Text_20_body" style:list-style-name="L2">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2aaa1b" officeooo:paragraph-rsid="002aaa1b" style:font-weight-asian="normal" style:font-weight-complex="normal"/>
    </style:style>
    <style:style style:name="P102" style:family="paragraph" style:parent-style-name="Text_20_body" style:list-style-name="L2">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2aaa1b" officeooo:paragraph-rsid="002e5e78" style:font-weight-asian="normal" style:font-weight-complex="normal"/>
    </style:style>
    <style:style style:name="P103" style:family="paragraph" style:parent-style-name="Text_20_body" style:list-style-name="L2">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2ddd22" officeooo:paragraph-rsid="002ddd22" style:font-weight-asian="normal" style:font-weight-complex="normal"/>
    </style:style>
    <style:style style:name="P104" style:family="paragraph" style:parent-style-name="Text_20_body" style:list-style-name="L2">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2e5e78" officeooo:paragraph-rsid="002e5e78" style:font-weight-asian="normal" style:font-weight-complex="normal"/>
    </style:style>
    <style:style style:name="P105" style:family="paragraph" style:parent-style-name="Text_20_body" style:list-style-name="L2">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2e5e78" officeooo:paragraph-rsid="003c36c5" style:font-weight-asian="normal" style:font-weight-complex="normal"/>
    </style:style>
    <style:style style:name="P106" style:family="paragraph" style:parent-style-name="Text_20_body" style:list-style-name="L3">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291bac" officeooo:paragraph-rsid="00291bac" style:font-weight-asian="normal" style:font-weight-complex="normal"/>
    </style:style>
    <style:style style:name="P107" style:family="paragraph" style:parent-style-name="Text_20_body" style:list-style-name="L4">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32cd00" officeooo:paragraph-rsid="0032cd00" style:font-weight-asian="normal" style:font-weight-complex="normal"/>
    </style:style>
    <style:style style:name="P108" style:family="paragraph" style:parent-style-name="Text_20_body" style:list-style-name="L5">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32f94f" officeooo:paragraph-rsid="0032f94f" style:font-weight-asian="normal" style:font-weight-complex="normal"/>
    </style:style>
    <style:style style:name="P109" style:family="paragraph" style:parent-style-name="Text_20_body" style:list-style-name="L5">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Times new roman" fo:font-size="12pt" fo:letter-spacing="normal" fo:font-style="normal" fo:font-weight="normal" officeooo:rsid="0033b128" officeooo:paragraph-rsid="0033b128" style:font-weight-asian="normal" style:font-weight-complex="normal"/>
    </style:style>
    <style:style style:name="P110" style:family="paragraph" style:parent-style-name="Text_20_body" style:list-style-name="L2">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Times new roman" fo:font-size="12pt" fo:letter-spacing="normal" fo:font-style="normal" fo:font-weight="bold" officeooo:rsid="002aaa1b" officeooo:paragraph-rsid="002aaa1b" style:font-weight-asian="bold" style:font-weight-complex="bold"/>
    </style:style>
    <style:style style:name="P111" style:family="paragraph" style:parent-style-name="Text_20_body" style:list-style-name="L2">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Times new roman" fo:font-size="12pt" fo:letter-spacing="normal" fo:font-style="normal" fo:font-weight="bold" officeooo:rsid="004656cb" officeooo:paragraph-rsid="004656cb" style:font-weight-asian="bold" style:font-weight-complex="bold"/>
    </style:style>
    <style:style style:name="P112" style:family="paragraph" style:parent-style-name="Text_20_body" style:list-style-name="L3">
      <style:paragraph-properties fo:margin-top="0cm" fo:margin-bottom="0cm" loext:contextual-spacing="false" fo:line-height="100%" fo:text-align="justify" style:justify-single-word="false" fo:orphans="2" fo:widows="2" fo:padding="0cm" fo:border="none"/>
      <style:text-properties fo:font-variant="normal" fo:text-transform="none" fo:color="#000000" style:font-name="Times new roman" fo:font-size="12pt" fo:letter-spacing="normal" fo:font-style="normal" fo:font-weight="bold" officeooo:rsid="002bba28" officeooo:paragraph-rsid="002bba28" style:font-weight-asian="bold" style:font-weight-complex="bold"/>
    </style:style>
    <style:style style:name="P113" style:family="paragraph" style:parent-style-name="Text_20_body" style:list-style-name="L5">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bold" officeooo:rsid="0032f94f" officeooo:paragraph-rsid="0032f94f" style:font-weight-asian="bold" style:font-weight-complex="bold"/>
    </style:style>
    <style:style style:name="P114" style:family="paragraph" style:parent-style-name="Text_20_body" style:list-style-name="L9">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bold" officeooo:rsid="007cd7d6" officeooo:paragraph-rsid="007cd7d6" style:font-weight-asian="bold" style:font-weight-complex="bold"/>
    </style:style>
    <style:style style:name="P115" style:family="paragraph" style:parent-style-name="Text_20_body" style:list-style-name="L9">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bold" officeooo:rsid="007d811e" officeooo:paragraph-rsid="007d811e" style:font-weight-asian="bold" style:font-weight-complex="bold"/>
    </style:style>
    <style:style style:name="P116" style:family="paragraph" style:parent-style-name="Text_20_body" style:list-style-name="L5">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33b128" officeooo:paragraph-rsid="0033b128" style:font-weight-asian="normal" style:font-weight-complex="normal"/>
    </style:style>
    <style:style style:name="P117" style:family="paragraph" style:parent-style-name="Text_20_body" style:list-style-name="L5">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344640" officeooo:paragraph-rsid="00344640" style:font-weight-asian="normal" style:font-weight-complex="normal"/>
    </style:style>
    <style:style style:name="P118" style:family="paragraph" style:parent-style-name="Text_20_body" style:list-style-name="L5">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362195" officeooo:paragraph-rsid="00362195" style:font-weight-asian="normal" style:font-weight-complex="normal"/>
    </style:style>
    <style:style style:name="P119" style:family="paragraph" style:parent-style-name="Text_20_body" style:list-style-name="L5">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42c2c3" officeooo:paragraph-rsid="0042c2c3" style:font-weight-asian="normal" style:font-weight-complex="normal"/>
    </style:style>
    <style:style style:name="P120" style:family="paragraph" style:parent-style-name="Text_20_body" style:list-style-name="L5">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4a5523" officeooo:paragraph-rsid="004a5523" style:font-weight-asian="normal" style:font-weight-complex="normal"/>
    </style:style>
    <style:style style:name="P121" style:family="paragraph" style:parent-style-name="Text_20_body" style:list-style-name="L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4656cb" officeooo:paragraph-rsid="004656cb" style:font-weight-asian="normal" style:font-weight-complex="normal"/>
    </style:style>
    <style:style style:name="P122" style:family="paragraph" style:parent-style-name="Text_20_body" style:list-style-name="L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4844e6" officeooo:paragraph-rsid="004844e6" style:font-weight-asian="normal" style:font-weight-complex="normal"/>
    </style:style>
    <style:style style:name="P123" style:family="paragraph" style:parent-style-name="Text_20_body" style:list-style-name="L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4a3692" officeooo:paragraph-rsid="004a3692" style:font-weight-asian="normal" style:font-weight-complex="normal"/>
    </style:style>
    <style:style style:name="P124" style:family="paragraph" style:parent-style-name="Text_20_body" style:list-style-name="L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4e0a6a" officeooo:paragraph-rsid="004e0a6a" style:font-weight-asian="normal" style:font-weight-complex="normal"/>
    </style:style>
    <style:style style:name="P125" style:family="paragraph" style:parent-style-name="Text_20_body" style:list-style-name="L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4fe362" officeooo:paragraph-rsid="004fe362" style:font-weight-asian="normal" style:font-weight-complex="normal"/>
    </style:style>
    <style:style style:name="P126" style:family="paragraph" style:parent-style-name="Text_20_body" style:list-style-name="L7">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678c17" officeooo:paragraph-rsid="00678c17" style:font-weight-asian="normal" style:font-weight-complex="normal"/>
    </style:style>
    <style:style style:name="P127" style:family="paragraph" style:parent-style-name="Text_20_body" style:list-style-name="L8">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678c17" officeooo:paragraph-rsid="00678c17" style:font-weight-asian="normal" style:font-weight-complex="normal"/>
    </style:style>
    <style:style style:name="P128" style:family="paragraph" style:parent-style-name="Text_20_body" style:list-style-name="L7">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6977f0" officeooo:paragraph-rsid="006977f0" style:font-weight-asian="normal" style:font-weight-complex="normal"/>
    </style:style>
    <style:style style:name="P129" style:family="paragraph" style:parent-style-name="Text_20_body" style:list-style-name="L7">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6ec74e" officeooo:paragraph-rsid="006ec74e" style:font-weight-asian="normal" style:font-weight-complex="normal"/>
    </style:style>
    <style:style style:name="P130" style:family="paragraph" style:parent-style-name="Text_20_body" style:list-style-name="L7">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7012c7" officeooo:paragraph-rsid="007012c7" style:font-weight-asian="normal" style:font-weight-complex="normal"/>
    </style:style>
    <style:style style:name="P131" style:family="paragraph" style:parent-style-name="Text_20_body" style:list-style-name="L7">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72f0be" officeooo:paragraph-rsid="0072f0be" style:font-weight-asian="normal" style:font-weight-complex="normal"/>
    </style:style>
    <style:style style:name="P132" style:family="paragraph" style:parent-style-name="Text_20_body" style:list-style-name="L7">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73c1fc" officeooo:paragraph-rsid="0073c1fc" style:font-weight-asian="normal" style:font-weight-complex="normal"/>
    </style:style>
    <style:style style:name="P133" style:family="paragraph" style:parent-style-name="Text_20_body" style:list-style-name="L7">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76b869" officeooo:paragraph-rsid="0076b869" style:font-weight-asian="normal" style:font-weight-complex="normal"/>
    </style:style>
    <style:style style:name="P134" style:family="paragraph" style:parent-style-name="Text_20_body" style:list-style-name="L9">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79ef5e" officeooo:paragraph-rsid="007cd7d6" style:font-weight-asian="normal" style:font-weight-complex="normal"/>
    </style:style>
    <style:style style:name="P135" style:family="paragraph" style:parent-style-name="Text_20_body" style:list-style-name="L10">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86ac2a" officeooo:paragraph-rsid="0086ac2a" style:font-weight-asian="normal" style:font-weight-complex="normal"/>
    </style:style>
    <style:style style:name="P136" style:family="paragraph" style:parent-style-name="Text_20_body" style:list-style-name="L10">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887c57" officeooo:paragraph-rsid="00887c57" style:font-weight-asian="normal" style:font-weight-complex="normal"/>
    </style:style>
    <style:style style:name="P137" style:family="paragraph" style:parent-style-name="Text_20_body" style:list-style-name="L10">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8a265f" officeooo:paragraph-rsid="008a265f" style:font-weight-asian="normal" style:font-weight-complex="normal"/>
    </style:style>
    <style:style style:name="P138" style:family="paragraph" style:parent-style-name="Text_20_body" style:list-style-name="L11">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8c1f58" officeooo:paragraph-rsid="008c1f58" style:font-weight-asian="normal" style:font-weight-complex="normal"/>
    </style:style>
    <style:style style:name="P139" style:family="paragraph" style:parent-style-name="Text_20_body" style:list-style-name="L11">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8d6660" officeooo:paragraph-rsid="008d6660" style:font-weight-asian="normal" style:font-weight-complex="normal"/>
    </style:style>
    <style:style style:name="P140" style:family="paragraph" style:parent-style-name="Text_20_body" style:list-style-name="L12">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b20c09" officeooo:paragraph-rsid="00b20c09" style:font-size-asian="16pt" style:font-weight-asian="normal" style:font-size-complex="16pt" style:font-weight-complex="normal"/>
    </style:style>
    <style:style style:name="P141" style:family="paragraph" style:parent-style-name="Text_20_body" style:list-style-name="L12">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b548e4" officeooo:paragraph-rsid="00b548e4" style:font-size-asian="16pt" style:font-weight-asian="normal" style:font-size-complex="16pt" style:font-weight-complex="normal"/>
    </style:style>
    <style:style style:name="P142" style:family="paragraph" style:parent-style-name="Text_20_body" style:list-style-name="L13">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b87ec8" officeooo:paragraph-rsid="00b87ec8" style:font-size-asian="16pt" style:font-weight-asian="normal" style:font-size-complex="16pt" style:font-weight-complex="normal"/>
    </style:style>
    <style:style style:name="P143" style:family="paragraph" style:parent-style-name="Text_20_body" style:list-style-name="L13">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ba8d9a" officeooo:paragraph-rsid="00ba8d9a" style:font-size-asian="16pt" style:font-weight-asian="normal" style:font-size-complex="16pt" style:font-weight-complex="normal"/>
    </style:style>
    <style:style style:name="P144" style:family="paragraph" style:parent-style-name="Text_20_body" style:list-style-name="L13">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bbf475" officeooo:paragraph-rsid="00bbf475" style:font-size-asian="16pt" style:font-weight-asian="normal" style:font-size-complex="16pt" style:font-weight-complex="normal"/>
    </style:style>
    <style:style style:name="P145" style:family="paragraph" style:parent-style-name="Text_20_body" style:list-style-name="L13">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bd6f5d" officeooo:paragraph-rsid="00bd6f5d" style:font-size-asian="16pt" style:font-weight-asian="normal" style:font-size-complex="16pt" style:font-weight-complex="normal"/>
    </style:style>
    <style:style style:name="P146" style:family="paragraph" style:parent-style-name="Text_20_body" style:list-style-name="L13">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bf24c4" officeooo:paragraph-rsid="00bf24c4" style:font-size-asian="16pt" style:font-weight-asian="normal" style:font-size-complex="16pt" style:font-weight-complex="normal"/>
    </style:style>
    <style:style style:name="P147" style:family="paragraph" style:parent-style-name="Text_20_body" style:list-style-name="L13">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c2eb17" officeooo:paragraph-rsid="00c2eb17" style:font-size-asian="16pt" style:font-weight-asian="normal" style:font-size-complex="16pt" style:font-weight-complex="normal"/>
    </style:style>
    <style:style style:name="P148" style:family="paragraph" style:parent-style-name="Text_20_body" style:list-style-name="L14">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2242bd" officeooo:paragraph-rsid="0098638b" style:font-size-asian="16pt" style:font-weight-asian="normal" style:font-size-complex="16pt" style:font-weight-complex="normal"/>
    </style:style>
    <style:style style:name="P149" style:family="paragraph" style:parent-style-name="Text_20_body" style:list-style-name="L15">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99f9bb" officeooo:paragraph-rsid="0099f9bb" style:font-size-asian="16pt" style:font-weight-asian="normal" style:font-size-complex="16pt" style:font-weight-complex="normal"/>
    </style:style>
    <style:style style:name="P150" style:family="paragraph" style:parent-style-name="Text_20_body" style:list-style-name="L1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9e47ae" officeooo:paragraph-rsid="009e47ae" style:font-size-asian="16pt" style:font-weight-asian="normal" style:font-size-complex="16pt" style:font-weight-complex="normal"/>
    </style:style>
    <style:style style:name="P151" style:family="paragraph" style:parent-style-name="Text_20_body" style:list-style-name="L1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a229f2" officeooo:paragraph-rsid="00a229f2" style:font-size-asian="16pt" style:font-weight-asian="normal" style:font-size-complex="16pt" style:font-weight-complex="normal"/>
    </style:style>
    <style:style style:name="P152" style:family="paragraph" style:parent-style-name="Text_20_body" style:list-style-name="L1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a3889c" officeooo:paragraph-rsid="00a3889c" style:font-size-asian="16pt" style:font-weight-asian="normal" style:font-size-complex="16pt" style:font-weight-complex="normal"/>
    </style:style>
    <style:style style:name="P153" style:family="paragraph" style:parent-style-name="Text_20_body" style:list-style-name="L1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a4d682" officeooo:paragraph-rsid="00a4d682" style:font-size-asian="16pt" style:font-weight-asian="normal" style:font-size-complex="16pt" style:font-weight-complex="normal"/>
    </style:style>
    <style:style style:name="P154" style:family="paragraph" style:parent-style-name="Text_20_body" style:list-style-name="L1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a77e6b" officeooo:paragraph-rsid="00a77e6b" style:font-size-asian="16pt" style:font-weight-asian="normal" style:font-size-complex="16pt" style:font-weight-complex="normal"/>
    </style:style>
    <style:style style:name="P155" style:family="paragraph" style:parent-style-name="Text_20_body" style:list-style-name="L1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a7fba3" officeooo:paragraph-rsid="00a7fba3" style:font-size-asian="16pt" style:font-weight-asian="normal" style:font-size-complex="16pt" style:font-weight-complex="normal"/>
    </style:style>
    <style:style style:name="P156" style:family="paragraph" style:parent-style-name="Text_20_body" style:list-style-name="L1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a9f1c3" officeooo:paragraph-rsid="00a9f1c3" style:font-size-asian="16pt" style:font-weight-asian="normal" style:font-size-complex="16pt" style:font-weight-complex="normal"/>
    </style:style>
    <style:style style:name="P157" style:family="paragraph" style:parent-style-name="Text_20_body" style:list-style-name="L1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aae795" officeooo:paragraph-rsid="00aae795" style:font-size-asian="16pt" style:font-weight-asian="normal" style:font-size-complex="16pt" style:font-weight-complex="normal"/>
    </style:style>
    <style:style style:name="P158" style:family="paragraph" style:parent-style-name="Text_20_body" style:list-style-name="L1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9d3d16" officeooo:paragraph-rsid="009d3d16" style:font-size-asian="16pt" style:font-weight-asian="normal" style:font-size-complex="16pt" style:font-weight-complex="normal"/>
    </style:style>
    <style:style style:name="P159" style:family="paragraph" style:parent-style-name="Text_20_body" style:list-style-name="L17">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947451" officeooo:paragraph-rsid="00a62fe5" style:font-size-asian="16pt" style:font-weight-asian="normal" style:font-size-complex="16pt" style:font-weight-complex="normal"/>
    </style:style>
    <style:style style:name="P160" style:family="paragraph" style:parent-style-name="Text_20_body" style:list-style-name="L17">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947451" officeooo:paragraph-rsid="00947451" style:font-size-asian="16pt" style:font-weight-asian="normal" style:font-size-complex="16pt" style:font-weight-complex="normal"/>
    </style:style>
    <style:style style:name="P161" style:family="paragraph" style:parent-style-name="Text_20_body" style:list-style-name="L18">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9ef6a3" officeooo:paragraph-rsid="009ef6a3" style:font-size-asian="16pt" style:font-weight-asian="normal" style:font-size-complex="16pt" style:font-weight-complex="normal"/>
    </style:style>
    <style:style style:name="P162" style:family="paragraph" style:parent-style-name="Text_20_body" style:list-style-name="L25">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971bea" officeooo:paragraph-rsid="00971bea" style:font-size-asian="16pt" style:font-weight-asian="normal" style:font-size-complex="16pt" style:font-weight-complex="normal"/>
    </style:style>
    <style:style style:name="P163" style:family="paragraph" style:parent-style-name="Text_20_body" style:list-style-name="L2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b229e3" officeooo:paragraph-rsid="00b229e3" style:font-size-asian="16pt" style:font-weight-asian="normal" style:font-size-complex="16pt" style:font-weight-complex="normal"/>
    </style:style>
    <style:style style:name="P164" style:family="paragraph" style:parent-style-name="Text_20_body" style:list-style-name="L2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b3dae9" officeooo:paragraph-rsid="00b3dae9" style:font-size-asian="16pt" style:font-weight-asian="normal" style:font-size-complex="16pt" style:font-weight-complex="normal"/>
    </style:style>
    <style:style style:name="P165" style:family="paragraph" style:parent-style-name="Text_20_body" style:list-style-name="L26">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b4a05f" officeooo:paragraph-rsid="00b4a05f" style:font-size-asian="16pt" style:font-weight-asian="normal" style:font-size-complex="16pt" style:font-weight-complex="normal"/>
    </style:style>
    <style:style style:name="P166" style:family="paragraph" style:parent-style-name="Text_20_body" style:list-style-name="L19">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a0f419" officeooo:paragraph-rsid="00a0f419" style:font-size-asian="16pt" style:font-style-asian="normal" style:font-weight-asian="normal" style:font-size-complex="16pt" style:font-style-complex="normal" style:font-weight-complex="normal"/>
    </style:style>
    <style:style style:name="P167" style:family="paragraph" style:parent-style-name="Text_20_body" style:list-style-name="L20">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a7fba3" officeooo:paragraph-rsid="00a7fba3" style:font-size-asian="16pt" style:font-style-asian="normal" style:font-weight-asian="normal" style:font-size-complex="16pt" style:font-style-complex="normal" style:font-weight-complex="normal"/>
    </style:style>
    <style:style style:name="P168" style:family="paragraph" style:parent-style-name="Text_20_body" style:list-style-name="L21">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a7fba3" officeooo:paragraph-rsid="00a7fba3" style:font-size-asian="16pt" style:font-style-asian="normal" style:font-weight-asian="normal" style:font-size-complex="16pt" style:font-style-complex="normal" style:font-weight-complex="normal"/>
    </style:style>
    <style:style style:name="P169" style:family="paragraph" style:parent-style-name="Text_20_body" style:list-style-name="L22">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a9d82f" officeooo:paragraph-rsid="00a9d82f" style:font-size-asian="16pt" style:font-style-asian="normal" style:font-weight-asian="normal" style:font-size-complex="16pt" style:font-style-complex="normal" style:font-weight-complex="normal"/>
    </style:style>
    <style:style style:name="P170" style:family="paragraph" style:parent-style-name="Text_20_body" style:list-style-name="L23">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a9f1c3" officeooo:paragraph-rsid="00a9f1c3" style:font-size-asian="16pt" style:font-style-asian="normal" style:font-weight-asian="normal" style:font-size-complex="16pt" style:font-style-complex="normal" style:font-weight-complex="normal"/>
    </style:style>
    <style:style style:name="P171" style:family="paragraph" style:parent-style-name="Text_20_body" style:list-style-name="L24">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bf1851" officeooo:paragraph-rsid="00bf1851" style:font-size-asian="16pt" style:font-style-asian="normal" style:font-weight-asian="normal" style:font-size-complex="16pt" style:font-style-complex="normal" style:font-weight-complex="normal"/>
    </style:style>
    <style:style style:name="P172" style:family="paragraph" style:parent-style-name="Text_20_body" style:list-style-name="L6">
      <style:paragraph-properties fo:margin-top="0cm" fo:margin-bottom="0cm" loext:contextual-spacing="false" fo:line-height="100%" fo:text-align="justify" style:justify-single-word="false" fo:orphans="2" fo:widows="2" fo:padding="0cm" fo:border="none" style:writing-mode="lr-tb"/>
      <style:text-properties style:font-name="Times new roman" fo:font-size="12pt" fo:font-weight="normal" officeooo:rsid="004844e6" officeooo:paragraph-rsid="004844e6" style:font-weight-asian="normal" style:font-weight-complex="normal"/>
    </style:style>
    <style:style style:name="P173" style:family="paragraph" style:parent-style-name="Text_20_body" style:list-style-name="L7">
      <style:paragraph-properties fo:margin-top="0cm" fo:margin-bottom="0cm" loext:contextual-spacing="false" fo:line-height="100%" fo:text-align="justify" style:justify-single-word="false" fo:orphans="2" fo:widows="2" fo:padding="0cm" fo:border="none" style:writing-mode="lr-tb"/>
      <style:text-properties style:font-name="Times new roman" fo:font-size="12pt" fo:font-weight="normal" officeooo:rsid="00714a63" officeooo:paragraph-rsid="00714a63" style:font-weight-asian="normal" style:font-weight-complex="normal"/>
    </style:style>
    <style:style style:name="P174" style:family="paragraph" style:parent-style-name="Text_20_body" style:list-style-name="L27">
      <style:paragraph-properties fo:margin-top="0cm" fo:margin-bottom="0cm" loext:contextual-spacing="false" fo:line-height="100%" fo:text-align="justify" style:justify-single-word="false" fo:orphans="2" fo:widows="2" fo:padding="0cm" fo:border="none" style:writing-mode="lr-tb"/>
      <style:text-properties style:font-name="Times new roman" fo:font-size="12pt" fo:font-weight="bold" officeooo:rsid="0038e236" officeooo:paragraph-rsid="0038e236" style:font-weight-asian="bold" style:font-weight-complex="bold"/>
    </style:style>
    <style:style style:name="P175" style:family="paragraph" style:parent-style-name="Text_20_body" style:list-style-name="L15">
      <style:paragraph-properties fo:margin-top="0cm" fo:margin-bottom="0cm" loext:contextual-spacing="false" fo:line-height="100%" fo:text-align="justify" style:justify-single-word="false" fo:orphans="2" fo:widows="2" fo:padding="0cm" fo:border="none" style:writing-mode="lr-tb"/>
      <style:text-properties officeooo:paragraph-rsid="0099f9bb"/>
    </style:style>
    <style:style style:name="P176" style:family="paragraph" style:parent-style-name="Text_20_body" style:list-style-name="L18">
      <style:paragraph-properties fo:margin-top="0cm" fo:margin-bottom="0cm" loext:contextual-spacing="false" fo:line-height="100%" fo:text-align="justify" style:justify-single-word="false" fo:orphans="2" fo:widows="2" fo:padding="0cm" fo:border="none" style:writing-mode="lr-tb"/>
      <style:text-properties officeooo:paragraph-rsid="009e47ae"/>
    </style:style>
    <style:style style:name="P177" style:family="paragraph" style:parent-style-name="Text_20_body" style:list-style-name="L23">
      <style:paragraph-properties fo:margin-top="0cm" fo:margin-bottom="0cm" loext:contextual-spacing="false" fo:line-height="100%" fo:text-align="justify" style:justify-single-word="false" fo:orphans="2" fo:widows="2" fo:padding="0cm" fo:border="none" style:writing-mode="lr-tb"/>
      <style:text-properties fo:font-style="normal" officeooo:rsid="00a9f1c3" officeooo:paragraph-rsid="00a9f1c3"/>
    </style:style>
    <style:style style:name="P178" style:family="paragraph" style:parent-style-name="Standard">
      <style:paragraph-properties fo:margin-top="0cm" fo:margin-bottom="0cm" loext:contextual-spacing="false" fo:line-height="100%" fo:text-align="justify" style:justify-single-word="false" fo:orphans="2" fo:widows="2" fo:padding="0cm" fo:border="none" style:writing-mode="lr-tb"/>
      <style:text-properties fo:font-variant="normal" fo:text-transform="none" fo:color="#000000" style:font-name="Times new roman" fo:font-size="12pt" fo:letter-spacing="normal" fo:font-style="normal" fo:font-weight="normal" officeooo:rsid="007f1789" officeooo:paragraph-rsid="00c4daf6" style:font-weight-asian="normal" style:font-weight-complex="normal"/>
    </style:style>
    <style:style style:name="T1" style:family="text">
      <style:text-properties fo:font-variant="normal" fo:text-transform="none" fo:color="#000000" fo:font-size="12pt" fo:letter-spacing="normal" fo:font-style="normal"/>
    </style:style>
    <style:style style:name="T2" style:family="text">
      <style:text-properties fo:font-variant="normal" fo:text-transform="none" fo:color="#000000" fo:font-size="12pt" fo:letter-spacing="normal" fo:font-style="normal" fo:font-weight="bold" style:font-weight-asian="bold" style:font-weight-complex="bold"/>
    </style:style>
    <style:style style:name="T3" style:family="text">
      <style:text-properties fo:font-variant="normal" fo:text-transform="none" fo:color="#000000" fo:font-size="12pt" fo:letter-spacing="normal" fo:font-style="normal" fo:font-weight="bold" officeooo:rsid="002bba28" style:font-weight-asian="bold" style:font-weight-complex="bold"/>
    </style:style>
    <style:style style:name="T4" style:family="text">
      <style:text-properties fo:font-variant="normal" fo:text-transform="none" fo:color="#000000" fo:font-size="12pt" fo:letter-spacing="normal" fo:font-style="normal" fo:font-weight="bold" officeooo:rsid="002ddd22" style:font-weight-asian="bold" style:font-weight-complex="bold"/>
    </style:style>
    <style:style style:name="T5" style:family="text">
      <style:text-properties fo:font-variant="normal" fo:text-transform="none" fo:color="#000000" fo:font-size="12pt" fo:letter-spacing="normal" fo:font-style="normal" fo:font-weight="bold" officeooo:rsid="002aaa1b" style:font-weight-asian="bold" style:font-weight-complex="bold"/>
    </style:style>
    <style:style style:name="T6" style:family="text">
      <style:text-properties fo:font-variant="normal" fo:text-transform="none" fo:color="#000000" fo:font-size="12pt" fo:letter-spacing="normal" fo:font-style="normal" fo:font-weight="bold" officeooo:rsid="00368725" style:font-weight-asian="bold" style:font-weight-complex="bold"/>
    </style:style>
    <style:style style:name="T7" style:family="text">
      <style:text-properties fo:font-variant="normal" fo:text-transform="none" fo:color="#000000" fo:font-size="12pt" fo:letter-spacing="normal" fo:font-style="normal" fo:font-weight="bold" officeooo:rsid="004bb1ea" style:font-weight-asian="bold" style:font-weight-complex="bold"/>
    </style:style>
    <style:style style:name="T8" style:family="text">
      <style:text-properties fo:font-variant="normal" fo:text-transform="none" fo:color="#000000" fo:font-size="12pt" fo:letter-spacing="normal" fo:font-style="normal" officeooo:rsid="002aaa1b"/>
    </style:style>
    <style:style style:name="T9" style:family="text">
      <style:text-properties fo:font-variant="normal" fo:text-transform="none" fo:color="#000000" fo:font-size="12pt" fo:letter-spacing="normal" fo:font-style="normal" officeooo:rsid="002bba28"/>
    </style:style>
    <style:style style:name="T10" style:family="text">
      <style:text-properties fo:font-variant="normal" fo:text-transform="none" fo:color="#000000" fo:font-size="12pt" fo:letter-spacing="normal" fo:font-style="normal" officeooo:rsid="002d9d63"/>
    </style:style>
    <style:style style:name="T11" style:family="text">
      <style:text-properties fo:font-variant="normal" fo:text-transform="none" fo:color="#000000" fo:font-size="12pt" fo:letter-spacing="normal" fo:font-style="normal" officeooo:rsid="002e714a"/>
    </style:style>
    <style:style style:name="T12" style:family="text">
      <style:text-properties fo:font-variant="normal" fo:text-transform="none" fo:color="#000000" fo:font-size="12pt" fo:letter-spacing="normal" fo:font-style="italic" style:font-style-asian="italic" style:font-style-complex="italic"/>
    </style:style>
    <style:style style:name="T13" style:family="text">
      <style:text-properties fo:font-variant="normal" fo:text-transform="none" fo:color="#000000" fo:letter-spacing="normal" fo:font-style="normal"/>
    </style:style>
    <style:style style:name="T14" style:family="text">
      <style:text-properties fo:font-variant="normal" fo:text-transform="none" fo:color="#000000" fo:letter-spacing="normal" fo:font-style="normal" officeooo:rsid="0033b128"/>
    </style:style>
    <style:style style:name="T15" style:family="text">
      <style:text-properties fo:font-variant="normal" fo:text-transform="none" fo:color="#000000" fo:letter-spacing="normal" fo:font-style="normal" officeooo:rsid="003fc0fb"/>
    </style:style>
    <style:style style:name="T16" style:family="text">
      <style:text-properties fo:font-variant="normal" fo:text-transform="none" fo:color="#000000" fo:letter-spacing="normal" fo:font-style="normal" officeooo:rsid="0045ea2b"/>
    </style:style>
    <style:style style:name="T17" style:family="text">
      <style:text-properties fo:font-variant="normal" fo:text-transform="none" fo:color="#000000" fo:letter-spacing="normal" fo:font-style="normal" officeooo:rsid="004656cb"/>
    </style:style>
    <style:style style:name="T18" style:family="text">
      <style:text-properties fo:font-variant="normal" fo:text-transform="none" fo:color="#000000" fo:letter-spacing="normal" fo:font-style="normal" officeooo:rsid="004a3692"/>
    </style:style>
    <style:style style:name="T19" style:family="text">
      <style:text-properties fo:font-variant="normal" fo:text-transform="none" fo:color="#000000" fo:letter-spacing="normal" fo:font-style="normal" officeooo:rsid="00517734"/>
    </style:style>
    <style:style style:name="T20" style:family="text">
      <style:text-properties fo:font-variant="normal" fo:text-transform="none" fo:color="#000000" fo:letter-spacing="normal" fo:font-style="normal" officeooo:rsid="0053f402"/>
    </style:style>
    <style:style style:name="T21" style:family="text">
      <style:text-properties fo:font-variant="normal" fo:text-transform="none" fo:color="#000000" fo:letter-spacing="normal" fo:font-style="normal" officeooo:rsid="00549662"/>
    </style:style>
    <style:style style:name="T22" style:family="text">
      <style:text-properties fo:font-variant="normal" fo:text-transform="none" fo:color="#000000" fo:letter-spacing="normal" fo:font-style="normal" officeooo:rsid="0056248d"/>
    </style:style>
    <style:style style:name="T23" style:family="text">
      <style:text-properties fo:font-variant="normal" fo:text-transform="none" fo:color="#000000" fo:letter-spacing="normal" fo:font-style="normal" officeooo:rsid="005833ad"/>
    </style:style>
    <style:style style:name="T24" style:family="text">
      <style:text-properties fo:font-variant="normal" fo:text-transform="none" fo:color="#000000" fo:letter-spacing="normal" fo:font-style="normal" officeooo:rsid="005a97d3"/>
    </style:style>
    <style:style style:name="T25" style:family="text">
      <style:text-properties fo:font-variant="normal" fo:text-transform="none" fo:color="#000000" fo:letter-spacing="normal" fo:font-style="normal" officeooo:rsid="005b1324"/>
    </style:style>
    <style:style style:name="T26" style:family="text">
      <style:text-properties fo:font-variant="normal" fo:text-transform="none" fo:color="#000000" fo:letter-spacing="normal" fo:font-style="normal" officeooo:rsid="005ef41b"/>
    </style:style>
    <style:style style:name="T27" style:family="text">
      <style:text-properties fo:font-variant="normal" fo:text-transform="none" fo:color="#000000" fo:letter-spacing="normal" fo:font-style="normal" officeooo:rsid="00647783"/>
    </style:style>
    <style:style style:name="T28" style:family="text">
      <style:text-properties fo:font-variant="normal" fo:text-transform="none" fo:color="#000000" fo:letter-spacing="normal" fo:font-style="normal" officeooo:rsid="0061c954"/>
    </style:style>
    <style:style style:name="T29" style:family="text">
      <style:text-properties fo:font-variant="normal" fo:text-transform="none" fo:color="#000000" fo:letter-spacing="normal" fo:font-style="normal" officeooo:rsid="006aafc6"/>
    </style:style>
    <style:style style:name="T30" style:family="text">
      <style:text-properties fo:font-variant="normal" fo:text-transform="none" fo:color="#000000" fo:letter-spacing="normal" fo:font-style="normal" officeooo:rsid="006d2740"/>
    </style:style>
    <style:style style:name="T31" style:family="text">
      <style:text-properties fo:font-variant="normal" fo:text-transform="none" fo:color="#000000" fo:letter-spacing="normal" fo:font-style="normal" officeooo:rsid="0072f0be"/>
    </style:style>
    <style:style style:name="T32" style:family="text">
      <style:text-properties fo:font-variant="normal" fo:text-transform="none" fo:color="#000000" fo:letter-spacing="normal" fo:font-style="normal" officeooo:rsid="0064940e"/>
    </style:style>
    <style:style style:name="T33" style:family="text">
      <style:text-properties fo:font-variant="normal" fo:text-transform="none" fo:color="#000000" fo:letter-spacing="normal" fo:font-style="normal" officeooo:rsid="007bbc73"/>
    </style:style>
    <style:style style:name="T34" style:family="text">
      <style:text-properties fo:font-variant="normal" fo:text-transform="none" fo:color="#000000" fo:letter-spacing="normal" fo:font-style="normal" officeooo:rsid="0083757d"/>
    </style:style>
    <style:style style:name="T35" style:family="text">
      <style:text-properties fo:font-variant="normal" fo:text-transform="none" fo:color="#000000" fo:letter-spacing="normal" fo:font-style="italic" style:font-style-asian="italic" style:font-style-complex="italic"/>
    </style:style>
    <style:style style:name="T36" style:family="text">
      <style:text-properties fo:font-variant="normal" fo:text-transform="none" fo:color="#000000" fo:letter-spacing="normal" fo:font-style="italic" officeooo:rsid="0033a465" style:font-style-asian="italic" style:font-style-complex="italic"/>
    </style:style>
    <style:style style:name="T37" style:family="text">
      <style:text-properties fo:font-variant="normal" fo:text-transform="none" fo:color="#000000" fo:font-size="16pt" fo:letter-spacing="normal" fo:font-style="normal"/>
    </style:style>
    <style:style style:name="T38" style:family="text">
      <style:text-properties fo:font-variant="normal" fo:text-transform="none" fo:color="#000000" fo:font-size="16pt" fo:letter-spacing="normal" fo:font-style="normal" officeooo:rsid="003030c3"/>
    </style:style>
    <style:style style:name="T39" style:family="text">
      <style:text-properties fo:font-variant="normal" fo:text-transform="none" fo:color="#000000" style:font-name="Times new roman" fo:font-size="12pt" fo:letter-spacing="normal" fo:font-style="normal"/>
    </style:style>
    <style:style style:name="T40" style:family="text">
      <style:text-properties fo:font-variant="normal" fo:text-transform="none" fo:color="#000000" style:font-name="Times new roman" fo:font-size="12pt" fo:letter-spacing="normal" fo:font-style="normal" fo:font-weight="normal" officeooo:rsid="009ef6a3" style:font-size-asian="16pt" style:font-weight-asian="normal" style:font-size-complex="16pt" style:font-weight-complex="normal"/>
    </style:style>
    <style:style style:name="T41" style:family="text">
      <style:text-properties fo:font-variant="normal" fo:text-transform="none" fo:color="#000000" style:font-name="Times new roman" fo:font-size="12pt" fo:letter-spacing="normal" fo:font-style="normal" fo:font-weight="normal" officeooo:rsid="009e47ae" style:font-size-asian="16pt" style:font-weight-asian="normal" style:font-size-complex="16pt" style:font-weight-complex="normal"/>
    </style:style>
    <style:style style:name="T42" style:family="text">
      <style:text-properties fo:font-variant="normal" fo:text-transform="none" fo:color="#000000" style:font-name="Times new roman" fo:font-size="12pt" fo:letter-spacing="normal" fo:font-weight="normal" style:font-size-asian="16pt" style:font-weight-asian="normal" style:font-size-complex="16pt" style:font-weight-complex="normal"/>
    </style:style>
    <style:style style:name="T43" style:family="text">
      <style:text-properties fo:font-variant="normal" fo:text-transform="none" fo:color="#000000" style:font-name="Times new roman" fo:font-size="12pt" fo:letter-spacing="normal" fo:font-weight="normal" officeooo:rsid="009ef6a3" style:font-size-asian="16pt" style:font-weight-asian="normal" style:font-size-complex="16pt" style:font-weight-complex="normal"/>
    </style:style>
    <style:style style:name="T44" style:family="text">
      <style:text-properties fo:font-variant="normal" fo:text-transform="none" fo:color="#000000" style:font-name="Times new roman" fo:font-size="12pt" fo:letter-spacing="normal" fo:font-weight="normal" style:font-size-asian="16pt" style:font-style-asian="normal" style:font-weight-asian="normal" style:font-size-complex="16pt" style:font-style-complex="normal" style:font-weight-complex="normal"/>
    </style:style>
    <style:style style:name="T45" style:family="text">
      <style:text-properties fo:font-variant="normal" fo:text-transform="none" fo:color="#000000" style:font-name="Times new roman" fo:font-size="12pt" fo:letter-spacing="normal" fo:font-weight="normal" officeooo:rsid="00c43890" style:font-size-asian="16pt" style:font-style-asian="normal" style:font-weight-asian="normal" style:font-size-complex="16pt" style:font-style-complex="normal" style:font-weight-complex="normal"/>
    </style:style>
    <style:style style:name="T46" style:family="text">
      <style:text-properties fo:font-weight="bold" style:font-weight-asian="bold" style:font-weight-complex="bold"/>
    </style:style>
    <style:style style:name="T47" style:family="text">
      <style:text-properties fo:font-weight="bold" officeooo:rsid="00368725" style:font-weight-asian="bold" style:font-weight-complex="bold"/>
    </style:style>
    <style:style style:name="T48" style:family="text">
      <style:text-properties officeooo:rsid="00362195"/>
    </style:style>
    <style:style style:name="T49" style:family="text">
      <style:text-properties officeooo:rsid="00368725"/>
    </style:style>
    <style:style style:name="T50" style:family="text">
      <style:text-properties officeooo:rsid="0043f4a9"/>
    </style:style>
    <style:style style:name="T51" style:family="text">
      <style:text-properties officeooo:rsid="004decfb"/>
    </style:style>
    <style:style style:name="T52" style:family="text">
      <style:text-properties style:font-name="Times new roman"/>
    </style:style>
    <style:style style:name="T53" style:family="text">
      <style:text-properties officeooo:rsid="00501741" style:font-size-asian="18pt" style:font-size-complex="18pt"/>
    </style:style>
    <style:style style:name="T54" style:family="text">
      <style:text-properties officeooo:rsid="005ef41b" style:font-size-asian="18pt" style:font-size-complex="18pt"/>
    </style:style>
    <style:style style:name="T55" style:family="text">
      <style:text-properties officeooo:rsid="004a3692" style:font-size-asian="18pt" style:font-size-complex="18pt"/>
    </style:style>
    <style:style style:name="T56" style:family="text">
      <style:text-properties officeooo:rsid="00902423" style:font-size-asian="18pt" style:font-size-complex="18pt"/>
    </style:style>
    <style:style style:name="T57" style:family="text">
      <style:text-properties officeooo:rsid="005c9514"/>
    </style:style>
    <style:style style:name="T58" style:family="text">
      <style:text-properties officeooo:rsid="005ef41b"/>
    </style:style>
    <style:style style:name="T59" style:family="text">
      <style:text-properties officeooo:rsid="0061a47a"/>
    </style:style>
    <style:style style:name="T60" style:family="text">
      <style:text-properties officeooo:rsid="0064940e"/>
    </style:style>
    <style:style style:name="T61" style:family="text">
      <style:text-properties officeooo:rsid="00678c17"/>
    </style:style>
    <style:style style:name="T62" style:family="text">
      <style:text-properties officeooo:rsid="00750dba"/>
    </style:style>
    <style:style style:name="T63" style:family="text">
      <style:text-properties officeooo:rsid="0076b869"/>
    </style:style>
    <style:style style:name="T64" style:family="text">
      <style:text-properties officeooo:rsid="0076f510"/>
    </style:style>
    <style:style style:name="T65" style:family="text">
      <style:text-properties officeooo:rsid="007d811e"/>
    </style:style>
    <style:style style:name="T66" style:family="text">
      <style:text-properties officeooo:rsid="0080ad29"/>
    </style:style>
    <style:style style:name="T67" style:family="text">
      <style:text-properties officeooo:rsid="008f5a5b"/>
    </style:style>
    <style:style style:name="T68" style:family="text">
      <style:text-properties officeooo:rsid="00912b20"/>
    </style:style>
    <style:style style:name="T69" style:family="text">
      <style:text-properties officeooo:rsid="0091b5f6"/>
    </style:style>
    <style:style style:name="T70" style:family="text">
      <style:text-properties officeooo:rsid="0091e73b"/>
    </style:style>
    <style:style style:name="T71" style:family="text">
      <style:text-properties officeooo:rsid="0094e92a"/>
    </style:style>
    <style:style style:name="T72" style:family="text">
      <style:text-properties officeooo:rsid="009ef6a3"/>
    </style:style>
    <style:style style:name="T73" style:family="text">
      <style:text-properties officeooo:rsid="00a0f419"/>
    </style:style>
    <style:style style:name="T74" style:family="text">
      <style:text-properties officeooo:rsid="00a62fe5"/>
    </style:style>
    <style:style style:name="T75" style:family="text">
      <style:text-properties officeooo:rsid="00a7fba3"/>
    </style:style>
    <style:style style:name="T76" style:family="text">
      <style:text-properties officeooo:rsid="00a9d82f"/>
    </style:style>
    <style:style style:name="T77" style:family="text">
      <style:text-properties officeooo:rsid="00af56a3"/>
    </style:style>
    <style:style style:name="T78" style:family="text">
      <style:text-properties officeooo:rsid="00b0a811"/>
    </style:style>
    <style:style style:name="T79" style:family="text">
      <style:text-properties officeooo:rsid="00b3dae9"/>
    </style:style>
    <style:style style:name="T80" style:family="text">
      <style:text-properties officeooo:rsid="002242bd"/>
    </style:style>
    <style:style style:name="T81" style:family="text">
      <style:text-properties officeooo:rsid="00b57832"/>
    </style:style>
    <style:style style:name="T82" style:family="text">
      <style:text-properties officeooo:rsid="00b964a9"/>
    </style:style>
    <style:style style:name="T83" style:family="text">
      <style:text-properties officeooo:rsid="00c116be"/>
    </style:style>
    <style:style style:name="T84" style:family="text">
      <style:text-properties officeooo:rsid="00c2ec01"/>
    </style:style>
    <style:style style:name="T85" style:family="text">
      <style:text-properties officeooo:rsid="0082141f"/>
    </style:style>
    <style:style style:name="T86" style:family="text">
      <style:text-properties style:font-size-asian="16pt" style:font-size-complex="16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text:span text:style-name="T38">S</text:span><text:span text:style-name="T37">pace Analytics Engine for on-board machine learning and multimodal data fusion</text:span></text:p>
      <text:p text:style-name="P48"/>
      <text:p text:style-name="P48">Abstract</text:p>
      <text:p text:style-name="P49">Current ISR satellites typically play a passive data collection and dissemination role, with processing typically done further downstream at ground stations. This “offline” processing approach introduces significant delays in converting data to actionable insights, prevents low-latency coordination between end-users (e.g., field operatives) and space-based assets, and precludes more intelligent sensing capabilities; for example, adaptive tasking of the sensor suite based on real-time data enhancement and analytics to improve intelligence gathering.</text:p>
      <text:p text:style-name="P49"/>
      <text:p text:style-name="P49">The project builds upon existing work at BAE Systems and the partner academic institutions (UoA and UNSW) on machine learning for ISR applications. The project will develop novel algorithms and workflows to enable machine learning on nanosatellites for space based ISR from multi-modal sensors. Note that the capacity of current edge computing hardware (e.g., Nvidia Jetson series) is still significantly smaller than standard hardware, thus necessitating algorithms for <text:span text:style-name="T46">model pruning</text:span> and <text:span text:style-name="T46">data pre-processing</text:span> to perform on-board machine learning. Operating in space also presents unique obstacles to updating the pre-trained on-board models, in terms of procuring data and supervisory labels for retraining, and bandwidth constraints in updating models. The project will tackle the above challenges to produce a novel space analytics engine that is <text:span text:style-name="T46">reconfigurable</text:span> after launch, which significantly increases the value proposition of on-board processing</text:p>
      <text:p text:style-name="P49"/>
      <text:p text:style-name="P50">Gaps and Further work:</text:p>
      <text:list xml:id="list2862797779" text:style-name="L1">
        <text:list-item>
          <text:p text:style-name="P84">CloudScout: A Deep Neural Network for On-Board Cloud Detection on Hyperspectral Images <text:span text:style-name="T48">(2020)</text:span></text:p>
        </text:list-item>
        <text:list-item>
          <text:p text:style-name="P84">A binarized segmented resnet based on edge computing for re-identification (2020)</text:p>
        </text:list-item>
        <text:list-item>
          <text:p text:style-name="P85">Frequency Bands, Mask for compression, Segmentation <text:span text:style-name="T49">for granularity, Cloud removal, </text:span><text:span text:style-name="T47">Early exits</text:span><text:span text:style-name="T49">, </text:span><text:span text:style-name="T47">Binarisation</text:span><text:span text:style-name="T49">, </text:span></text:p>
        </text:list-item>
        <text:list-item>
          <text:p text:style-name="P86">Real-time dynamic reconfiguration through parametarisation of model weights and data processing architecture. (e.g <text:span text:style-name="T46">segmentation</text:span> allows selecting candidates for masking/cloud removal, many early exits/high confidences may enable changing to simpler model hence increasing opportunities for parallelisations)</text:p>
        </text:list-item>
        <text:list-item>
          <text:p text:style-name="P87">Investigate target platforms: VPU vs TPU</text:p>
        </text:list-item>
        <text:list-item>
          <text:p text:style-name="P87">Binary Cross Entropy for <text:span text:style-name="T46">Multi-Class classification</text:span>: <text:span text:style-name="T50">Classify what we’re looking at (water, land, specific terrain features desert/mountains)</text:span></text:p>
        </text:list-item>
        <text:list-item>
          <text:p text:style-name="P88">Compressing Neural Networks?</text:p>
        </text:list-item>
        <text:list-item>
          <text:p text:style-name="P89">Exploit location data to use similarity function (cross correlation) to compare instead of neural network.</text:p>
        </text:list-item>
        <text:list-item>
          <text:p text:style-name="P90">Ships? Buildings? Terrain <text:span text:style-name="T63">(forest)</text:span>? Mask only the detection to compress.</text:p>
        </text:list-item>
        <text:list-item>
          <text:p text:style-name="P91">System for autonomous decision making (define actions with inputs, dynamically select appropriate method)</text:p>
        </text:list-item>
      </text:list>
      <text:p text:style-name="P50"/>
      <text:p text:style-name="P53">Platform selection: TPU + Tensorflow Lite 8-bit integers</text:p>
      <text:p text:style-name="P52">Multiclass classification with Segmentation → <text:span text:style-name="T64">Efficiencies (</text:span>Binarisation and Early-exits<text:span text:style-name="T64">)</text:span> → <text:span text:style-name="T62">Autonomous decision making: Model Selection, behavioural adaption (object tracking/identification)</text:span></text:p>
      <text:p text:style-name="P50"/>
      <text:p text:style-name="P50"/>
      <text:p text:style-name="P39"/>
      <text:p text:style-name="P40"/>
      <text:p text:style-name="P54"><text:soft-page-break/><text:span text:style-name="T13">CloudScout: A Deep Neural Network for On-Board Cloud Detection on Hyperspectral Images </text:span><text:span text:style-name="T14">(2020)</text:span></text:p>
      <text:p text:style-name="P41"/>
      <text:p text:style-name="P51"><text:span text:style-name="T12">Summary</text:span><text:span text:style-name="T1">:</text:span></text:p>
      <text:list xml:id="list3112409997" text:style-name="L2">
        <text:list-item>
          <text:p text:style-name="P100">Hyperspectral images: Cube of images at certain frequency band.</text:p>
        </text:list-item>
        <text:list-item>
          <text:p text:style-name="P100">Binary response: cloudy / not cloudy</text:p>
        </text:list-item>
        <text:list-item>
          <text:p text:style-name="P101">GPU: 32-bit floats?</text:p>
        </text:list-item>
        <text:list-item>
          <text:p text:style-name="P92"><text:span text:style-name="T1">TPU: 8 bits integer quanti</text:span><text:span text:style-name="T11">s</text:span><text:span text:style-name="T1">ation</text:span></text:p>
        </text:list-item>
        <text:list-item>
          <text:p text:style-name="P92"><text:span text:style-name="T1">VPU: Myriad 2 </text:span><text:span text:style-name="T8">(16-bit floats)</text:span><text:span text:style-name="T1">. </text:span><text:span text:style-name="T2">Scale-Invariant Feature Transform </text:span><text:span text:style-name="T5">[22]</text:span></text:p>
        </text:list-item>
        <text:list-item>
          <text:p text:style-name="P93"><text:span text:style-name="T2">VPU vs TPU? </text:span><text:span text:style-name="T7">Investigate target platform: Radiation, Power, Architecture (Binary?)</text:span></text:p>
        </text:list-item>
        <text:list-item>
          <text:p text:style-name="P102">Sentinel 2 cubes: 13 bands. Images augmented, used to train</text:p>
        </text:list-item>
        <text:list-item>
          <text:p text:style-name="P96"><text:span text:style-name="T8">N</text:span><text:span text:style-name="T1">eural Compute SDK limited to three bands? [30]</text:span></text:p>
        </text:list-item>
        <text:list-item>
          <text:p text:style-name="P110">Quantisation? [34, 35]</text:p>
          <text:list>
            <text:list-item>
              <text:p text:style-name="P111">Myriad 2: 16-bit float weights</text:p>
            </text:list-item>
          </text:list>
        </text:list-item>
        <text:list-item>
          <text:p text:style-name="P97"><text:span text:style-name="T1">Using integers? </text:span><text:span text:style-name="T9">[paper]</text:span></text:p>
        </text:list-item>
        <text:list-item>
          <text:p text:style-name="P103">Synthesisation of dataset method can be applied elsewhere.</text:p>
        </text:list-item>
        <text:list-item>
          <text:p text:style-name="P104">COTS reconfigurable models</text:p>
        </text:list-item>
        <text:list-item>
          <text:p text:style-name="P105">Binary Cross Entropy/Log Loss for Binary Classification </text:p>
          <text:list>
            <text:list-item>
              <text:p text:style-name="P94"><text:a xlink:type="simple" xlink:href="https://www.analyticsvidhya.com/blog/2021/03/binary-cross-entropy-log-loss-for-binary-classification/" text:style-name="Internet_20_link" text:visited-style-name="Visited_20_Internet_20_Link"><text:span text:style-name="T39">https://www.analyticsvidhya.com/blog/2021/03/binary-cross-entropy-log-loss-for-binary-classification/</text:span></text:a></text:p>
            </text:list-item>
          </text:list>
        </text:list-item>
      </text:list>
      <text:p text:style-name="P43"/>
      <text:p text:style-name="P44">Future work:</text:p>
      <text:list xml:id="list2316932264" text:style-name="L3">
        <text:list-item>
          <text:p text:style-name="P112">Segmentation Network to increase granularity of classification</text:p>
        </text:list-item>
        <text:list-item>
          <text:p text:style-name="P95"><text:span text:style-name="T1">Frequency content of other bands </text:span><text:span text:style-name="T9">(highlighting cloud contours)</text:span></text:p>
        </text:list-item>
        <text:list-item>
          <text:p text:style-name="P95"><text:span text:style-name="T1">Enhance compression through substitution of clouds with white </text:span><text:span text:style-name="T10">by DNN-based image segmentation</text:span></text:p>
        </text:list-item>
        <text:list-item>
          <text:p text:style-name="P95"><text:span text:style-name="T1">Cloud removal </text:span><text:span text:style-name="T9">by exploiting </text:span><text:span text:style-name="T3">low-rank decomposition using temporal information of different images </text:span><text:span text:style-name="T4">(cloud or satellite moves)</text:span><text:span text:style-name="T3">, spatial information of different </text:span><text:span text:style-name="T6">l</text:span><text:span text:style-name="T3">ocations, or frequency contents of other bands</text:span></text:p>
        </text:list-item>
        <text:list-item>
          <text:p text:style-name="P106">Segmentation DNN</text:p>
        </text:list-item>
      </text:list>
      <text:p text:style-name="P40"/>
      <text:p text:style-name="P55"><text:span text:style-name="T13">Edge Computing: Vision and Challenges </text:span><text:span text:style-name="T14">(2016)</text:span></text:p>
      <text:p text:style-name="P45">Summary</text:p>
      <text:list xml:id="list1974893130" text:style-name="L4">
        <text:list-item>
          <text:p text:style-name="P107">Edge computing data origins/processors</text:p>
        </text:list-item>
        <text:list-item>
          <text:p text:style-name="P107">Case studies</text:p>
        </text:list-item>
        <text:list-item>
          <text:p text:style-name="P107">Issues</text:p>
          <text:list>
            <text:list-item>
              <text:p text:style-name="P107">Heterogeneous environments inhibit programmability</text:p>
            </text:list-item>
            <text:list-item>
              <text:p text:style-name="P107">Data abstraction</text:p>
            </text:list-item>
            <text:list-item>
              <text:p text:style-name="P107">Optimisation metrics</text:p>
              <text:list>
                <text:list-item>
                  <text:p text:style-name="P107">latency, bandwidth, energy, cost</text:p>
                </text:list-item>
              </text:list>
            </text:list-item>
          </text:list>
        </text:list-item>
      </text:list>
      <text:p text:style-name="P46"/>
      <text:p text:style-name="P46"/>
      <text:p text:style-name="P55"><text:span text:style-name="T13">A binarized segmented resnet based on edge computing for re-identification </text:span><text:span text:style-name="T14">(2020)</text:span></text:p>
      <text:p text:style-name="P46"/>
      <text:p text:style-name="P42">Summary</text:p>
      <text:list xml:id="list3698575523" text:style-name="L5">
        <text:list-item>
          <text:p text:style-name="P108">Divide network (end device, edge, cloud)</text:p>
        </text:list-item>
        <text:list-item>
          <text:p text:style-name="P108">Targets street cameras (face/license plate/behaviour recognition)</text:p>
        </text:list-item>
        <text:list-item>
          <text:p text:style-name="P108">Re-ID: track person</text:p>
        </text:list-item>
        <text:list-item>
          <text:p text:style-name="P98"><text:span text:style-name="T14">Review</text:span><text:span text:style-name="T13"> of ResNets</text:span></text:p>
        </text:list-item>
        <text:list-item>
          <text:p text:style-name="P109"><text:soft-page-break/>Review of cloud-based pedestrian Re-ID</text:p>
        </text:list-item>
        <text:list-item>
          <text:p text:style-name="P99"><text:span text:style-name="T36">B</text:span><text:span text:style-name="T35">inari</text:span><text:span text:style-name="T36">s</text:span><text:span text:style-name="T35">ed</text:span><text:span text:style-name="T13"> segmented ResNet model</text:span></text:p>
        </text:list-item>
        <text:list-item>
          <text:p text:style-name="P113">RSign and RPReLU?</text:p>
        </text:list-item>
        <text:list-item>
          <text:p text:style-name="P116">Limitations: energy, computing power (speed/memory)</text:p>
        </text:list-item>
        <text:list-item>
          <text:p text:style-name="P117">Binarisation: ReActNet [29]</text:p>
        </text:list-item>
        <text:list-item>
          <text:p text:style-name="P118">Exits: termination earlier in NN for high confidence (meet threshold)</text:p>
        </text:list-item>
        <text:list-item>
          <text:p text:style-name="P119">Cross-entropy loss function</text:p>
        </text:list-item>
        <text:list-item>
          <text:p text:style-name="P120">Binary neural networks (2016) [30-33]</text:p>
        </text:list-item>
      </text:list>
      <text:p text:style-name="P10"/>
      <text:p text:style-name="P2"><text:span text:style-name="T13">ReActNet: Towards Precise Binary Neural Network with Generalized Activation Functions </text:span><text:span text:style-name="T15">(2020)</text:span></text:p>
      <text:p text:style-name="P9"/>
      <text:p text:style-name="P11">Summary:</text:p>
      <text:list xml:id="list602250909" text:style-name="L6">
        <text:list-item>
          <text:p text:style-name="P121">NN compression / acceleration [35]</text:p>
          <text:list>
            <text:list-item>
              <text:p text:style-name="P121">quantisation [46, 39, 43]</text:p>
            </text:list-item>
            <text:list-item>
              <text:p text:style-name="P121">pruning [9, 12, 24, 22]</text:p>
            </text:list-item>
            <text:list-item>
              <text:p text:style-name="P121">knowledge distillation [14, 33, 6]</text:p>
            </text:list-item>
            <text:list-item>
              <text:p text:style-name="P121">compact network design [15, 32, 25, 41]</text:p>
            </text:list-item>
          </text:list>
        </text:list-item>
        <text:list-item>
          <text:p text:style-name="P121">Quantisation: weights and activations to 1-bit</text:p>
        </text:list-item>
        <text:list-item>
          <text:p text:style-name="P172"><text:span text:style-name="T18">History</text:span><text:span text:style-name="T13">: </text:span></text:p>
          <text:list>
            <text:list-item>
              <text:p text:style-name="P122">EBP [34], BNN [7], XNOR-Net [30], Bi-Real Net [23]</text:p>
            </text:list-item>
            <text:list-item>
              <text:p text:style-name="P123">Expand channel width [26], Increase depth [21], multiple binary weight bases [19]</text:p>
            </text:list-item>
            <text:list-item>
              <text:p text:style-name="P123">Architectural design [2,23,28], training algs [36,1,46,3], binary optimiser design [13], regularisation loss design [8, 29], better approximation of binary weights and activations [30, 11, 37]</text:p>
            </text:list-item>
            <text:list-item>
              <text:p text:style-name="P122">Framework</text:p>
            </text:list-item>
            <text:list-item>
              <text:p text:style-name="P122">Applied to MNIST, CIFAR10, ImageNet</text:p>
            </text:list-item>
          </text:list>
        </text:list-item>
        <text:list-item>
          <text:p text:style-name="P123">MobileNetV1 [<text:span text:style-name="T51">15</text:span>]</text:p>
        </text:list-item>
        <text:list-item>
          <text:p text:style-name="P124">XNOR-Net [30,38,4]</text:p>
        </text:list-item>
        <text:list-item>
          <text:p text:style-name="P125">Ablation Study<text:line-break/></text:p>
        </text:list-item>
      </text:list>
      <text:p text:style-name="P23"/>
      <text:p text:style-name="P22">Low-power neural networks for semantic segmentation of satellite</text:p>
      <text:p text:style-name="P3"><text:span text:style-name="T13">images </text:span><text:span text:style-name="T20">(2019)</text:span></text:p>
      <text:p text:style-name="P24"/>
      <text:p text:style-name="P1"><text:span text:style-name="T20">S</text:span><text:span text:style-name="T13">ummary:</text:span></text:p>
      <text:list xml:id="list4136780033" text:style-name="L7">
        <text:list-item>
          <text:p text:style-name="P126">Architectures designed for FPGA</text:p>
        </text:list-item>
        <text:list-item>
          <text:p text:style-name="P128">FCN [23], U-Net[31] highly complex.</text:p>
        </text:list-item>
        <text:list-item>
          <text:p text:style-name="P129">Semantic Segmentation history: […]</text:p>
        </text:list-item>
        <text:list-item>
          <text:p text:style-name="P130">fixed-point / integers (binarisation) / quantisation [20, 14, 37]</text:p>
        </text:list-item>
        <text:list-item>
          <text:p text:style-name="P130">pruning [18, 19, 27]</text:p>
        </text:list-item>
        <text:list-item>
          <text:p text:style-name="P130">Autogen HDL for FPGA with optimisations [1, 10]</text:p>
        </text:list-item>
        <text:list-item>
          <text:p text:style-name="P130">C-Unet, C-FCN</text:p>
        </text:list-item>
        <text:list-item>
          <text:p text:style-name="P173"><text:span text:style-name="T31">Encoders/Decoders: </text:span><text:span text:style-name="T13">Depth-wise separable convolutions [12]</text:span></text:p>
        </text:list-item>
        <text:list-item>
          <text:p text:style-name="P131">Skip-Connections removal</text:p>
        </text:list-item>
        <text:list-item>
          <text:p text:style-name="P131">RGB images</text:p>
        </text:list-item>
        <text:list-item>
          <text:p text:style-name="P131">Cloud segmentation [25, 26, 28, 5, 22] designed for on-ground processing</text:p>
        </text:list-item>
        <text:list-item>
          <text:p text:style-name="P132">Cloud segmentation for on-board processing [41, 8]</text:p>
        </text:list-item>
        <text:list-item>
          <text:p text:style-name="P133">Adapted to forests successfully</text:p>
        </text:list-item>
        <text:list-item>
          <text:p text:style-name="P133"/>
        </text:list-item>
      </text:list>
      <text:p text:style-name="P13"><text:soft-page-break/></text:p>
      <text:p text:style-name="P13">Further Work:</text:p>
      <text:list xml:id="list335894529" text:style-name="L8">
        <text:list-item>
          <text:p text:style-name="P127">Multi-class image segmentation</text:p>
        </text:list-item>
      </text:list>
      <text:p text:style-name="P22"/>
      <text:p text:style-name="P65">Structured Binary Neural Networks for Accurate Image Classification and Semantic Segmentation <text:span text:style-name="T59">(2019, Adelaide Uni)</text:span></text:p>
      <text:p text:style-name="P65"/>
      <text:p text:style-name="P71">Summary</text:p>
      <text:list xml:id="list3933278804" text:style-name="L9">
        <text:list-item>
          <text:p text:style-name="P134">pruning [18, 28, 54], <text:span text:style-name="T61">low-bit quantization [24, 53], efficient architecture design [8, 21]</text:span></text:p>
        </text:list-item>
        <text:list-item>
          <text:p text:style-name="P114">value approximation</text:p>
        </text:list-item>
        <text:list-item>
          <text:p text:style-name="P114">structure approximation</text:p>
        </text:list-item>
        <text:list-item>
          <text:p text:style-name="P114">Neural Architecture Search <text:span text:style-name="T65">[37, 55, 56]</text:span></text:p>
        </text:list-item>
        <text:list-item>
          <text:p text:style-name="P115">Image-net / PASCAL VOC (no satellite imagery / hyperspectral)</text:p>
        </text:list-item>
        <text:list-item>
          <text:p text:style-name="P115">Fixed-point / low-bitwidth [4, 22, 29, 39, 51, 53]</text:p>
        </text:list-item>
        <text:list-item>
          <text:p text:style-name="P115">ABC-Net [29]</text:p>
        </text:list-item>
      </text:list>
      <text:p text:style-name="P65"/>
      <text:p text:style-name="P65">Automatic pruning for quantized neural networks <text:span text:style-name="T66">(2020)</text:span></text:p>
      <text:p text:style-name="P70"/>
      <text:p text:style-name="P72">Summary:</text:p>
      <text:list xml:id="list2509331916" text:style-name="L10">
        <text:list-item>
          <text:p text:style-name="P135">Network quantisation and pruning</text:p>
        </text:list-item>
        <text:list-item>
          <text:p text:style-name="P136">History / lit review</text:p>
        </text:list-item>
        <text:list-item>
          <text:p text:style-name="P137">Bayesian Optimisation</text:p>
        </text:list-item>
        <text:list-item>
          <text:p text:style-name="P137">Prunes whole layers to avoid sparse matrices</text:p>
        </text:list-item>
      </text:list>
      <text:p text:style-name="P65"/>
      <text:p text:style-name="P65">Template-based automatic search of compact semantic segmentation architectures <text:span text:style-name="T66">(2020)</text:span></text:p>
      <text:p text:style-name="P73"/>
      <text:p text:style-name="P73">Summary:</text:p>
      <text:list xml:id="list3071831444" text:style-name="L11">
        <text:list-item>
          <text:p text:style-name="P138">Network to create a network</text:p>
        </text:list-item>
        <text:list-item>
          <text:p text:style-name="P138">image classification [32], natural language processing [33], semantic segmentation [3]</text:p>
        </text:list-item>
        <text:list-item>
          <text:p text:style-name="P139">Semantic Segmentation <text:span text:style-name="T67">history / </text:span>lit review</text:p>
        </text:list-item>
      </text:list>
      <text:p text:style-name="P65"/>
      <text:p text:style-name="P34">Automatic detection of constructions using binary image</text:p>
      <text:p text:style-name="P69">segmentation algorithms (2019)</text:p>
      <text:p text:style-name="P65"/>
      <text:p text:style-name="P67">Effective training of convolutional neural networks with low-bitwidth weights and activations <text:span text:style-name="T66">(2021)</text:span></text:p>
      <text:p text:style-name="P65"/>
      <text:p text:style-name="P3"><text:span text:style-name="T13">Semantic segmentation on small datasets of satellite images using convolutional neural networks </text:span><text:span text:style-name="T20">(2019)</text:span></text:p>
      <text:p text:style-name="P24"/>
      <text:p text:style-name="P7"><text:span text:style-name="T20">Controlling information capacity of binary neural network </text:span><text:span text:style-name="T21">(2020)</text:span></text:p>
      <text:p text:style-name="P25"/>
      <text:p text:style-name="P7"><text:span text:style-name="T21">Temporal Convolutional Neural Network for the Classification of Satellite Image Time Series </text:span><text:span text:style-name="T22">(2019)</text:span></text:p>
      <text:p text:style-name="P26"><text:soft-page-break/></text:p>
      <text:p text:style-name="P7"><text:span text:style-name="T22">Cloud detection algorithm for multi-modal satellite imagery using convolutional neural-networks (CNN) </text:span><text:span text:style-name="T26">(2020)</text:span></text:p>
      <text:p text:style-name="P28"/>
      <text:p text:style-name="P80"><text:span text:style-name="T23">Semantic Binary Segmentation using Convolutional Networks without Decoders </text:span><text:span text:style-name="T28">(2018)</text:span></text:p>
      <text:p text:style-name="P68"/>
      <text:p text:style-name="P66"><text:span text:style-name="T28">AresB-Net: accurate residual binarized neural networks using shortcut concatenation and shuffled grouped convolution </text:span><text:span text:style-name="T60">(2021)</text:span></text:p>
      <text:p text:style-name="P68"/>
      <text:h text:style-name="P38" text:outline-level="2"><text:span text:style-name="T54">"BNN - BN = ?": Training Binary Neural Networks without Batch Normalization </text:span><text:span text:style-name="T53">(2021)</text:span></text:h>
      <text:p text:style-name="P35"/>
      <text:p text:style-name="P21"><text:span text:style-name="T53">Xnor-net++: Improved binary neural networks </text:span><text:span text:style-name="T55">(2019)</text:span></text:p>
      <text:p text:style-name="P36"/>
      <text:p text:style-name="P21"><text:span text:style-name="T55">Oil Spill Identification from SAR Images for Low Power Embedded Systems Using CNN </text:span><text:span text:style-name="T56">(2021)</text:span></text:p>
      <text:p text:style-name="P35"/>
      <text:p text:style-name="P7"><text:span text:style-name="T26">-----</text:span><text:span text:style-name="T34">CUTOFF-----</text:span></text:p>
      <text:p text:style-name="P24"/>
      <text:p text:style-name="P24">Semantic segmentation of burned areas in satellite images using a u-net-based convolutional neural network (2021)</text:p>
      <text:p text:style-name="P27"/>
      <text:p text:style-name="P3">Convolutional neural networks for global human settlements mapping from Sentinel-2 satellite imager <text:span text:style-name="T57">(2020)</text:span></text:p>
      <text:p text:style-name="P27"/>
      <text:p text:style-name="P3"><text:span text:style-name="T22">Comparison of cloud detection algorithms for Sentinel-2 imagery </text:span><text:span text:style-name="T26">(2020)</text:span></text:p>
      <text:p text:style-name="P27"/>
      <text:p text:style-name="P3"><text:span text:style-name="T22">A global cloud free pixel- based image composite from Sentinel-2 data </text:span><text:span text:style-name="T26">(2020)</text:span></text:p>
      <text:p text:style-name="P22"/>
      <text:p text:style-name="P3"><text:span text:style-name="T13">Convolutional Neural Network for Satellite Image Classi</text:span><text:span text:style-name="T27">fi</text:span><text:span text:style-name="T13">cation </text:span><text:span text:style-name="T23">(2020)</text:span></text:p>
      <text:p text:style-name="P30"/>
      <text:p text:style-name="P3">Mapping of glacial lakes using Sentinel-1 and Sentinel-2 data and a random forest classifier: Strengths and challenges <text:span text:style-name="T58">(2020)</text:span></text:p>
      <text:p text:style-name="P12"/>
      <text:p text:style-name="P12"/>
      <text:p text:style-name="P4"><text:soft-page-break/><text:span text:style-name="T13">Deep Convolutional Neural Networks Capabilities for Binary Classification of Polar Mesocyclones in </text:span><text:span text:style-name="T28">Satellite Mosaics </text:span><text:span text:style-name="T19">(2018)</text:span></text:p>
      <text:p text:style-name="P31"/>
      <text:p text:style-name="P5"><text:span text:style-name="T18">Towards accurate binary convolutional neural network </text:span><text:span text:style-name="T33">(2017)</text:span></text:p>
      <text:p text:style-name="P22"/>
      <text:p text:style-name="P3"><text:span text:style-name="T13">Efficient processing of deep neural networks: A tutorial and survey </text:span><text:span text:style-name="T17">(2017)</text:span></text:p>
      <text:p text:style-name="P11"/>
      <text:p text:style-name="P11"/>
      <text:p text:style-name="P46">Rectified Binary Convolutional Networks with Generative Adversarial Learning <text:span text:style-name="T60">(2021)</text:span></text:p>
      <text:p text:style-name="P46"/>
      <text:p text:style-name="P46">BranchyNet: Fast inference via early exiting from deep neural</text:p>
      <text:p text:style-name="P55"><text:span text:style-name="T13">networks </text:span><text:span text:style-name="T16">(2016)</text:span></text:p>
      <text:p text:style-name="P46"/>
      <text:p text:style-name="P46">Binary Neural Network Approaches to Combinatorial Optimization Problems in Communication Networks <text:span text:style-name="T60">(2004)</text:span></text:p>
      <text:p text:style-name="P46"/>
      <text:p text:style-name="P55"><text:span text:style-name="T13">Training wide residual networks for deployment using a single bit for each weight </text:span><text:span text:style-name="T32">(2018)</text:span></text:p>
      <text:p text:style-name="P29"/>
      <text:p text:style-name="P8"><text:span text:style-name="T13">U-net: Convolutional networks for biomedical image segmentation </text:span><text:span text:style-name="T29">(2015)</text:span></text:p>
      <text:p text:style-name="P32"/>
      <text:p text:style-name="P8"><text:span text:style-name="T29">Fully convolutional networks for semantic segmentation </text:span><text:span text:style-name="T30">(2015)</text:span></text:p>
      <text:p text:style-name="P29"/>
      <text:p text:style-name="P6"><text:span text:style-name="T23">Using a U-net convolutional neural network to map woody vegetation extent from high resolution satellite imagery across Queensland, Australia </text:span><text:span text:style-name="T24">(</text:span><text:span text:style-name="T25">2019</text:span><text:span text:style-name="T24">)</text:span></text:p>
      <text:p text:style-name="P33"/>
      <text:p text:style-name="P57">A binary Hopfield neural-network approach for satellite broadcast scheduling problems (1997)</text:p>
      <text:p text:style-name="P56"/>
      <text:p text:style-name="P58">Wide Residual Networks - Zagoruyko, Sergey ; Komodakis, Nikos <text:span text:style-name="T60">(2016)<text:line-break/></text:span></text:p>
      <text:p text:style-name="P81">-----<text:span text:style-name="T68">Draft 2 to add-----</text:span></text:p>
      <text:p text:style-name="P60"/>
      <text:p text:style-name="P60">Is Australia Really Lost in Space? <text:span text:style-name="T69">(2021)</text:span></text:p>
      <text:list xml:id="list2699186676" text:style-name="L12">
        <text:list-item>
          <text:p text:style-name="P140">National Intelligence Capability Satellite (NICSAT)</text:p>
          <text:list>
            <text:list-item>
              <text:p text:style-name="P140">small sat</text:p>
            </text:list-item>
            <text:list-item>
              <text:p text:style-name="P140">modest suite of on-board sensors / processors.</text:p>
            </text:list-item>
            <text:list-item>
              <text:p text:style-name="P140">Machine learning for actionable intelligence to users.</text:p>
            </text:list-item>
          </text:list>
        </text:list-item>
        <text:list-item>
          <text:p text:style-name="P141">Global supply chain dependence has become a highlighted weakness due to recent events. <text:span text:style-name="T81">Australian critical infrastructure is dependent on foreign powers, outside their jurisdiction.</text:span></text:p>
        </text:list-item>
      </text:list>
      <text:p text:style-name="P59"/>
      <text:p text:style-name="P59">Cubesat Handbook: From Mission Design to Operations <text:span text:style-name="T70">(2020)</text:span></text:p>
      <text:p text:style-name="P77">Summary:</text:p>
      <text:list xml:id="list65042365" text:style-name="L13">
        <text:list-item>
          <text:p text:style-name="P142">Originally low-cost <text:span text:style-name="T82">($, time, expertise, equipment, facilities)</text:span> tool for universities</text:p>
        </text:list-item>
        <text:list-item>
          <text:p text:style-name="P142">COTS</text:p>
        </text:list-item>
        <text:list-item>
          <text:p text:style-name="P143">Earth obvs</text:p>
        </text:list-item>
        <text:list-item>
          <text:p text:style-name="P144">Passive sensors due to power constraints.</text:p>
        </text:list-item>
        <text:list-item>
          <text:p text:style-name="P145">Ideal for constellations: <text:span text:style-name="T84">Redundancy, revisits, coverage</text:span></text:p>
        </text:list-item>
        <text:list-item>
          <text:p text:style-name="P146">Mission tables <text:span text:style-name="T83">(EO: Table 1, Astronomy: Table 3)</text:span></text:p>
          <text:list>
            <text:list-item>
              <text:p text:style-name="P147">Widely difference sensor arrays?</text:p>
            </text:list-item>
          </text:list>
        </text:list-item>
      </text:list>
      <text:p text:style-name="P58"/>
      <text:p text:style-name="P58"/>
      <text:p text:style-name="P58">Australia : Microsoft boosts hi-tech footprint in Australias surging space industry <text:span text:style-name="T69">(2021)</text:span></text:p>
      <text:p text:style-name="P74"/>
      <text:p text:style-name="P78">Summary:</text:p>
      <text:list xml:id="list739325511" text:style-name="L14">
        <text:list-item>
          <text:p text:style-name="P148">There are phenomenal space startups in Australia, says McDonald. They include Saber Astronautics, Myriota, Fleet Space Technologies, Clearbox Systems and Raytracer. These companies have impressive capabilities, experience and talent.</text:p>
        </text:list-item>
        <text:list-item>
          <text:p text:style-name="P148">"Australia : Microsoft boosts hi-tech footprint in Australias surging space industry", 2021, MENA Report, .</text:p>
        </text:list-item>
      </text:list>
      <text:p text:style-name="P61"/>
      <text:p text:style-name="P58"/>
      <text:p text:style-name="P58">Australia : Space Industry Roadmap Launch <text:span text:style-name="T69">(2018)</text:span></text:p>
      <text:p text:style-name="P75"/>
      <text:p text:style-name="P79">Summary:</text:p>
      <text:list xml:id="list3075071700" text:style-name="L15">
        <text:list-item>
          <text:p text:style-name="P149">Flood of big data</text:p>
        </text:list-item>
        <text:list-item>
          <text:p text:style-name="P175">NovaSAR Earth Observation satellite by Surrey Satellite Technology Ltd <text:span text:style-name="T78">10%</text:span></text:p>
        </text:list-item>
        <text:list-item>
          <text:p text:style-name="P175">CSIRO controls all NASA's deep space assets worldwide for about a third of every day</text:p>
        </text:list-item>
        <text:list-item>
          <text:p text:style-name="P175">"Australia : Space Industry Roadmap Launch", 2018, MENA Report.</text:p>
        </text:list-item>
      </text:list>
      <text:p text:style-name="P58"/>
      <text:p text:style-name="P58">A Review: Remote Sensing Sensors <text:span text:style-name="T71">(2017)</text:span></text:p>
      <text:p text:style-name="P76"/>
      <text:p text:style-name="P76">Summary:</text:p>
      <text:list xml:id="list381744279" text:style-name="L16">
        <text:list-item>
          <text:p text:style-name="P150">Constellations, rocket reusability, single launch multi sat (6 orgs).</text:p>
        </text:list-item>
        <text:list-item>
          <text:p text:style-name="P150">Electromagnetic radiation: atmosphere/objects, distance, direction, wavelength, polarisation, surface materials</text:p>
        </text:list-item>
        <text:list-item>
          <text:p text:style-name="P150">Orbits: Geostationary, equatorial, sun-synchronous. Altitude</text:p>
        </text:list-item>
        <text:list-item>
          <text:p text:style-name="P150">Sensor: active: <text:span text:style-name="T72">own illumination energy</text:span> <text:span text:style-name="T73">(SAR)</text:span> , passive: sun’s illumination</text:p>
        </text:list-item>
        <text:list-item>
          <text:p text:style-name="P151"><text:soft-page-break/>Imaging sensors: optical, thermal, SAR. </text:p>
        </text:list-item>
        <text:list-item>
          <text:p text:style-name="P151">Optical: visible, near-infrared, shortwave infrared. Panchromatic, multispectral, hyperspectral.</text:p>
        </text:list-item>
        <text:list-item>
          <text:p text:style-name="P152">Thermal: mid-longwave infrared. <text:span text:style-name="T76">Livestock, volcanological, hydrothermal, fires, glacier, climatological.</text:span></text:p>
        </text:list-item>
        <text:list-item>
          <text:p text:style-name="P152">Non-imaging: microwaves, lasers, etc.</text:p>
        </text:list-item>
        <text:list-item>
          <text:p text:style-name="P152">History of sensor sats</text:p>
        </text:list-item>
        <text:list-item>
          <text:p text:style-name="P153">Uses: Environmental / resource mapping. </text:p>
        </text:list-item>
        <text:list-item>
          <text:p text:style-name="P154">Spaceborne sensors: <text:span text:style-name="T75">1000+ remote sensing sats.</text:span></text:p>
        </text:list-item>
        <text:list-item>
          <text:p text:style-name="P155">New sensors developing, enhanced capabilities.</text:p>
        </text:list-item>
        <text:list-item>
          <text:p text:style-name="P156"><text:span text:style-name="T77">R</text:span>easons for increasing data: Advancing sensors with increased spectral bands and improved resolutions, revisit times increasing</text:p>
        </text:list-item>
        <text:list-item>
          <text:p text:style-name="P157">Increased/cheaper low Earth orbit observation sats</text:p>
        </text:list-item>
        <text:list-item>
          <text:p text:style-name="P157">More datasets: Terra [41], WorldView-2 [42], </text:p>
        </text:list-item>
        <text:list-item>
          <text:p text:style-name="P158">Zhu, L 2018, ‘A Review: Remote Sensing Sensors’, IntechOpen.</text:p>
        </text:list-item>
      </text:list>
      <text:p text:style-name="P58"/>
      <text:p text:style-name="P58"/>
      <text:p text:style-name="P64">ASA publications:</text:p>
      <text:p text:style-name="P64"/>
      <text:p text:style-name="P58"/>
      <text:p text:style-name="P62"/>
      <text:p text:style-name="P63">Sats/Missions:</text:p>
      <text:p text:style-name="P17">Aus Sats:</text:p>
      <text:list xml:id="list1433865884" text:style-name="L17">
        <text:list-item>
          <text:p text:style-name="P159"><text:span text:style-name="T74">CU</text:span>AVA-1</text:p>
        </text:list-item>
        <text:list-item>
          <text:p text:style-name="P160">Binar-1</text:p>
        </text:list-item>
      </text:list>
      <text:p text:style-name="P18">Passive sensors:</text:p>
      <text:list xml:id="list3401083546" text:style-name="L18">
        <text:list-item>
          <text:p text:style-name="P176"><text:span text:style-name="T41">SPOT 5: </text:span><text:span text:style-name="T40">Middle-infrared</text:span></text:p>
        </text:list-item>
        <text:list-item>
          <text:p text:style-name="P161">Landsat</text:p>
        </text:list-item>
        <text:list-item>
          <text:p text:style-name="P161">Pleiades</text:p>
        </text:list-item>
        <text:list-item>
          <text:p text:style-name="P161">EROS</text:p>
        </text:list-item>
        <text:list-item>
          <text:p text:style-name="P161">GeoEye</text:p>
        </text:list-item>
        <text:list-item>
          <text:p text:style-name="P161">Worldview</text:p>
        </text:list-item>
      </text:list>
      <text:p text:style-name="P37"><text:span text:style-name="T43">A</text:span><text:span text:style-name="T42">ctive sensors:</text:span></text:p>
      <text:list xml:id="list2521572982" text:style-name="L19">
        <text:list-item>
          <text:p text:style-name="P166">TerraSAR-X</text:p>
        </text:list-item>
        <text:list-item>
          <text:p text:style-name="P166">TanDEM-X</text:p>
        </text:list-item>
        <text:list-item>
          <text:p text:style-name="P166">COSMO-SkyMed</text:p>
        </text:list-item>
        <text:list-item>
          <text:p text:style-name="P166">RADARSAT-2</text:p>
        </text:list-item>
        <text:list-item>
          <text:p text:style-name="P166">ERS-1/2 (ended)</text:p>
        </text:list-item>
        <text:list-item>
          <text:p text:style-name="P166">Sentinel-1A/B/3A</text:p>
        </text:list-item>
      </text:list>
      <text:p text:style-name="P19">Panchromatic/Multispectral:</text:p>
      <text:list xml:id="list3967317164" text:style-name="L20">
        <text:list-item>
          <text:p text:style-name="P167">Quickbird</text:p>
        </text:list-item>
        <text:list-item>
          <text:p text:style-name="P167">SPOT</text:p>
        </text:list-item>
        <text:list-item>
          <text:p text:style-name="P167">IKONOS </text:p>
        </text:list-item>
      </text:list>
      <text:p text:style-name="P19">Hyperspectral:</text:p>
      <text:list xml:id="list2196138511" text:style-name="L21">
        <text:list-item>
          <text:p text:style-name="P168">TRW Lewis, EO-1</text:p>
        </text:list-item>
      </text:list>
      <text:p text:style-name="P15">Thermal:</text:p>
      <text:list xml:id="list391623778" text:style-name="L22">
        <text:list-item>
          <text:p text:style-name="P169">ASTER</text:p>
        </text:list-item>
        <text:list-item>
          <text:p text:style-name="P169">MODIS</text:p>
        </text:list-item>
        <text:list-item>
          <text:p text:style-name="P169">ASAA</text:p>
        </text:list-item>
        <text:list-item>
          <text:p text:style-name="P169">IRIS</text:p>
        </text:list-item>
      </text:list>
      <text:p text:style-name="P20"><text:soft-page-break/>Most Common:</text:p>
      <text:list xml:id="list497015583" text:style-name="L23">
        <text:list-item>
          <text:p text:style-name="P170">Landsat</text:p>
        </text:list-item>
        <text:list-item>
          <text:p text:style-name="P170">SPOT</text:p>
        </text:list-item>
        <text:list-item>
          <text:p text:style-name="P170">ERS</text:p>
        </text:list-item>
        <text:list-item>
          <text:p text:style-name="P170">RADARSAT</text:p>
        </text:list-item>
        <text:list-item>
          <text:p text:style-name="P170">MODIS</text:p>
        </text:list-item>
        <text:list-item>
          <text:p text:style-name="P170">IKONOS</text:p>
        </text:list-item>
        <text:list-item>
          <text:p text:style-name="P170">QuickBird</text:p>
        </text:list-item>
        <text:list-item>
          <text:p text:style-name="P170">Envisat</text:p>
        </text:list-item>
        <text:list-item>
          <text:p text:style-name="P170">GeoEye</text:p>
        </text:list-item>
        <text:list-item>
          <text:p text:style-name="P170">WorldView</text:p>
        </text:list-item>
        <text:list-item>
          <text:p text:style-name="P177"><text:span text:style-name="T44">Senti</text:span><text:span text:style-name="T45">n</text:span><text:span text:style-name="T44">el 1-6</text:span></text:p>
        </text:list-item>
      </text:list>
      <text:p text:style-name="P16">CubeSats:</text:p>
      <text:list xml:id="list988851084" text:style-name="L24">
        <text:list-item>
          <text:p text:style-name="P171">ExoCube</text:p>
        </text:list-item>
      </text:list>
      <text:p text:style-name="P64"/>
      <text:p text:style-name="P64"/>
      <text:p text:style-name="P64">companies:</text:p>
      <text:list xml:id="list225020852" text:style-name="L25">
        <text:list-item>
          <text:p text:style-name="P162">Inmarsat</text:p>
        </text:list-item>
      </text:list>
      <text:list xml:id="list3351463786" text:style-name="L26">
        <text:list-item>
          <text:p text:style-name="P163"><text:span text:style-name="T79">[Lost in space]: </text:span>Skykraft, Neumann Space, Myriota, Fleet Space, Inovor Technologies, Gilmour Space, Black Sky, Aerospace, Equatorial Launch Australia and Southern Launch</text:p>
        </text:list-item>
        <text:list-item>
          <text:p text:style-name="P164">[Microsoft]: <text:span text:style-name="T80">Saber Astronautics, Myriota, Fleet Space Technologies, Clearbox Systems and Raytracer.</text:span></text:p>
        </text:list-item>
        <text:list-item>
          <text:p text:style-name="P165">SmartSat CRC: Airbus Defence and Space UK, BAE Systems and MDA Corporation</text:p>
        </text:list-item>
      </text:list>
      <text:p text:style-name="P14"/>
      <text:p text:style-name="P14"/>
      <text:p text:style-name="P14"/>
      <text:p text:style-name="P14"/>
      <text:p text:style-name="P83">New Startups, <text:span text:style-name="T85">established companies.</text:span></text:p>
      <text:p text:style-name="P178"><text:span text:style-name="T86">Multiple ground stations for ESA and NASA</text:span></text:p>
      <text:p text:style-name="P82">-----Helpful Links-----</text:p>
      <text:list xml:id="list1378900567" text:style-name="L27">
        <text:list-item>
          <text:p text:style-name="P174"><text:span text:style-name="T52">Binary Cross Entropy/Log Loss for Binary Classification - </text:span><text:a xlink:type="simple" xlink:href="https://www.analyticsvidhya.com/blog/2021/03/binary-cross-entropy-log-loss-for-binary-classification/" text:style-name="Internet_20_link" text:visited-style-name="Visited_20_Internet_20_Link"><text:span text:style-name="T52">https://www.analyticsvidhya.com/blog/2021/03/binary-cross-entropy-log-loss-for-binary-classification/</text:span></text:a></text:p>
        </text:list-item>
        <text:list-item>
          <text:p text:style-name="P174">?</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style:font-name="Liberation Serif" fo:font-family="'Liberation Serif'" style:font-family-generic="roman" style:font-pitch="variable" fo:font-size="7pt" fo:font-weight="bold" style:font-name-asian="Noto Sans CJK SC" style:font-family-asian="'Noto Sans CJK SC'"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9T10:37:11.201824141</meta:creation-date>
    <dc:date>2022-02-02T10:45:05.195238566</dc:date>
    <meta:editing-duration>P3DT13H34M52S</meta:editing-duration>
    <meta:editing-cycles>115</meta:editing-cycles>
    <meta:generator>LibreOffice/6.0.7.3$Linux_X86_64 LibreOffice_project/00m0$Build-3</meta:generator>
    <meta:document-statistic meta:table-count="0" meta:image-count="0" meta:object-count="0" meta:page-count="10" meta:paragraph-count="249" meta:word-count="1898" meta:character-count="13520" meta:non-whitespace-character-count="12031"/>
  </office:meta>
</office:document-meta>
</file>